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1.4618in"/>
    </style:style>
    <style:style style:name="co4" style:family="table-column">
      <style:table-column-properties fo:break-before="auto" style:column-width="0.5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874in" svg:y="0.5413in">
            <draw:object draw:notify-on-update-of-ranges="Sheet1.A1:Sheet1.A102 Sheet1.A1:Sheet1.A1 Sheet1.F1:Sheet1.F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q_A</text:p>
          </table:table-cell>
          <table:table-cell office:value-type="string" calcext:value-type="string">
            <text:p>q_B</text:p>
          </table:table-cell>
          <table:table-cell office:value-type="string" calcext:value-type="string">
            <text:p>\Omega_A (N=200)</text:p>
          </table:table-cell>
          <table:table-cell office:value-type="string" calcext:value-type="string">
            <text:p>\Omega_B (N=100)</text:p>
          </table:table-cell>
          <table:table-cell office:value-type="string" calcext:value-type="string">
            <text:p>\Omega_A \Omega B</text:p>
          </table:table-cell>
          <table:table-cell office:value-type="string" calcext:value-type="string">
            <text:p>Prob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0-[.A2]" office:value-type="float" office:value="100" calcext:value-type="float">
            <text:p>100</text:p>
          </table:table-cell>
          <table:table-cell table:formula="of:=COMBIN([.A2]+200-1; [.A2])" office:value-type="float" office:value="1" calcext:value-type="float">
            <text:p>1.00E+00</text:p>
          </table:table-cell>
          <table:table-cell table:formula="of:=COMBIN([.B2]+100-1; [.B2])" office:value-type="float" office:value="4.52742573280516E+058" calcext:value-type="float">
            <text:p>4.53E+58</text:p>
          </table:table-cell>
          <table:table-cell table:formula="of:=[.D2]*[.C2]" office:value-type="float" office:value="4.52742573280516E+058" calcext:value-type="float">
            <text:p>4.53E+58</text:p>
          </table:table-cell>
          <table:table-cell table:formula="of:=[.E2]/SUM([.$E$2:.$E$102])" office:value-type="percentage" office:value="2.69266665552184E-038" calcext:value-type="percentage">
            <text:p>0.00%</text:p>
          </table:table-cell>
          <table:table-cell office:value-type="string" calcext:value-type="string">
            <text:p>Least Prob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0-[.A3]" office:value-type="float" office:value="99" calcext:value-type="float">
            <text:p>99</text:p>
          </table:table-cell>
          <table:table-cell table:formula="of:=COMBIN([.A3]+200-1; [.A3])" office:value-type="float" office:value="200" calcext:value-type="float">
            <text:p>2.00E+02</text:p>
          </table:table-cell>
          <table:table-cell table:formula="of:=COMBIN([.B3]+100-1; [.B3])" office:value-type="float" office:value="2.27508830794229E+058" calcext:value-type="float">
            <text:p>2.28E+58</text:p>
          </table:table-cell>
          <table:table-cell table:formula="of:=[.D3]*[.C3]" office:value-type="float" office:value="4.55017661588459E+060" calcext:value-type="float">
            <text:p>4.55E+60</text:p>
          </table:table-cell>
          <table:table-cell table:formula="of:=[.E3]/SUM([.$E$2:.$E$102])" office:value-type="percentage" office:value="2.70619764374054E-036" calcext:value-type="percentage">
            <text:p>0.00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0-[.A4]" office:value-type="float" office:value="98" calcext:value-type="float">
            <text:p>98</text:p>
          </table:table-cell>
          <table:table-cell table:formula="of:=COMBIN([.A4]+200-1; [.A4])" office:value-type="float" office:value="20100" calcext:value-type="float">
            <text:p>2.01E+04</text:p>
          </table:table-cell>
          <table:table-cell table:formula="of:=COMBIN([.B4]+100-1; [.B4])" office:value-type="float" office:value="1.13754415397115E+058" calcext:value-type="float">
            <text:p>1.14E+58</text:p>
          </table:table-cell>
          <table:table-cell table:formula="of:=[.D4]*[.C4]" office:value-type="float" office:value="2.286463749482E+062" calcext:value-type="float">
            <text:p>2.29E+62</text:p>
          </table:table-cell>
          <table:table-cell table:formula="of:=[.E4]/SUM([.$E$2:.$E$102])" office:value-type="percentage" office:value="1.35986431597962E-034" calcext:value-type="percentage">
            <text:p>0.00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0-[.A5]" office:value-type="float" office:value="97" calcext:value-type="float">
            <text:p>97</text:p>
          </table:table-cell>
          <table:table-cell table:formula="of:=COMBIN([.A5]+200-1; [.A5])" office:value-type="float" office:value="1353400" calcext:value-type="float">
            <text:p>1.35E+06</text:p>
          </table:table-cell>
          <table:table-cell table:formula="of:=COMBIN([.B5]+100-1; [.B5])" office:value-type="float" office:value="5.65884909082093E+057" calcext:value-type="float">
            <text:p>5.66E+57</text:p>
          </table:table-cell>
          <table:table-cell table:formula="of:=[.D5]*[.C5]" office:value-type="float" office:value="7.65868635951704E+063" calcext:value-type="float">
            <text:p>7.66E+63</text:p>
          </table:table-cell>
          <table:table-cell table:formula="of:=[.E5]/SUM([.$E$2:.$E$102])" office:value-type="percentage" office:value="4.55497021981938E-033" calcext:value-type="percentage">
            <text:p>0.00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0-[.A6]" office:value-type="float" office:value="96" calcext:value-type="float">
            <text:p>96</text:p>
          </table:table-cell>
          <table:table-cell table:formula="of:=COMBIN([.A6]+200-1; [.A6])" office:value-type="float" office:value="68685050" calcext:value-type="float">
            <text:p>6.87E+07</text:p>
          </table:table-cell>
          <table:table-cell table:formula="of:=COMBIN([.B6]+100-1; [.B6])" office:value-type="float" office:value="2.80055286637567E+057" calcext:value-type="float">
            <text:p>2.80E+57</text:p>
          </table:table-cell>
          <table:table-cell table:formula="of:=[.D6]*[.C6]" office:value-type="float" office:value="1.92356113654656E+065" calcext:value-type="float">
            <text:p>1.92E+65</text:p>
          </table:table-cell>
          <table:table-cell table:formula="of:=[.E6]/SUM([.$E$2:.$E$102])" office:value-type="percentage" office:value="1.14402957395999E-031" calcext:value-type="percentage">
            <text:p>0.00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0-[.A7]" office:value-type="float" office:value="95" calcext:value-type="float">
            <text:p>95</text:p>
          </table:table-cell>
          <table:table-cell table:formula="of:=COMBIN([.A7]+200-1; [.A7])" office:value-type="float" office:value="2802350040" calcext:value-type="float">
            <text:p>2.80E+09</text:p>
          </table:table-cell>
          <table:table-cell table:formula="of:=COMBIN([.B7]+100-1; [.B7])" office:value-type="float" office:value="1.3787337188311E+057" calcext:value-type="float">
            <text:p>1.38E+57</text:p>
          </table:table-cell>
          <table:table-cell table:formula="of:=[.D7]*[.C7]" office:value-type="float" office:value="3.86369449211567E+066" calcext:value-type="float">
            <text:p>3.86E+66</text:p>
          </table:table-cell>
          <table:table-cell table:formula="of:=[.E7]/SUM([.$E$2:.$E$102])" office:value-type="percentage" office:value="2.29791540271103E-030" calcext:value-type="percentage">
            <text:p>0.00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0-[.A8]" office:value-type="float" office:value="94" calcext:value-type="float">
            <text:p>94</text:p>
          </table:table-cell>
          <table:table-cell table:formula="of:=COMBIN([.A8]+200-1; [.A8])" office:value-type="float" office:value="95746959700" calcext:value-type="float">
            <text:p>9.57E+10</text:p>
          </table:table-cell>
          <table:table-cell table:formula="of:=COMBIN([.B8]+100-1; [.B8])" office:value-type="float" office:value="6.75153109736877E+056" calcext:value-type="float">
            <text:p>6.75E+56</text:p>
          </table:table-cell>
          <table:table-cell table:formula="of:=[.D8]*[.C8]" office:value-type="float" office:value="6.46438575893064E+067" calcext:value-type="float">
            <text:p>6.46E+67</text:p>
          </table:table-cell>
          <table:table-cell table:formula="of:=[.E8]/SUM([.$E$2:.$E$102])" office:value-type="percentage" office:value="3.84466516046368E-029" calcext:value-type="percentage">
            <text:p>0.00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0-[.A9]" office:value-type="float" office:value="93" calcext:value-type="float">
            <text:p>93</text:p>
          </table:table-cell>
          <table:table-cell table:formula="of:=COMBIN([.A9]+200-1; [.A9])" office:value-type="float" office:value="2817696242600" calcext:value-type="float">
            <text:p>2.82E+12</text:p>
          </table:table-cell>
          <table:table-cell table:formula="of:=COMBIN([.B9]+100-1; [.B9])" office:value-type="float" office:value="3.28831048265629E+056" calcext:value-type="float">
            <text:p>3.29E+56</text:p>
          </table:table-cell>
          <table:table-cell table:formula="of:=[.D9]*[.C9]" office:value-type="float" office:value="9.26546009148282E+068" calcext:value-type="float">
            <text:p>9.27E+68</text:p>
          </table:table-cell>
          <table:table-cell table:formula="of:=[.E9]/SUM([.$E$2:.$E$102])" office:value-type="percentage" office:value="5.51059187026045E-028" calcext:value-type="percentage">
            <text:p>0.00%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0-[.A10]" office:value-type="float" office:value="92" calcext:value-type="float">
            <text:p>92</text:p>
          </table:table-cell>
          <table:table-cell table:formula="of:=COMBIN([.A10]+200-1; [.A10])" office:value-type="float" office:value="72907890277275" calcext:value-type="float">
            <text:p>7.29E+13</text:p>
          </table:table-cell>
          <table:table-cell table:formula="of:=COMBIN([.B10]+100-1; [.B10])" office:value-type="float" office:value="1.59277539003664E+056" calcext:value-type="float">
            <text:p>1.59E+56</text:p>
          </table:table-cell>
          <table:table-cell table:formula="of:=[.D10]*[.C10]" office:value-type="float" office:value="1.16125893373135E+070" calcext:value-type="float">
            <text:p>1.16E+70</text:p>
          </table:table-cell>
          <table:table-cell table:formula="of:=[.E10]/SUM([.$E$2:.$E$102])" office:value-type="percentage" office:value="6.90653672489479E-027" calcext:value-type="percentage">
            <text:p>0.00%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0-[.A11]" office:value-type="float" office:value="91" calcext:value-type="float">
            <text:p>91</text:p>
          </table:table-cell>
          <table:table-cell table:formula="of:=COMBIN([.A11]+200-1; [.A11])" office:value-type="float" office:value="1.6849823530748E+015" calcext:value-type="float">
            <text:p>1.68E+15</text:p>
          </table:table-cell>
          <table:table-cell table:formula="of:=COMBIN([.B11]+100-1; [.B11])" office:value-type="float" office:value="7.67200711431261E+055" calcext:value-type="float">
            <text:p>7.67E+55</text:p>
          </table:table-cell>
          <table:table-cell table:formula="of:=[.D11]*[.C11]" office:value-type="float" office:value="1.29271966002811E+071" calcext:value-type="float">
            <text:p>1.29E+71</text:p>
          </table:table-cell>
          <table:table-cell table:formula="of:=[.E11]/SUM([.$E$2:.$E$102])" office:value-type="percentage" office:value="7.68839364558387E-026" calcext:value-type="percentage">
            <text:p>0.00%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0-[.A12]" office:value-type="float" office:value="90" calcext:value-type="float">
            <text:p>90</text:p>
          </table:table-cell>
          <table:table-cell table:formula="of:=COMBIN([.A12]+200-1; [.A12])" office:value-type="float" office:value="3.52161311792633E+016" calcext:value-type="float">
            <text:p>3.52E+16</text:p>
          </table:table-cell>
          <table:table-cell table:formula="of:=COMBIN([.B12]+100-1; [.B12])" office:value-type="float" office:value="3.67448761790762E+055" calcext:value-type="float">
            <text:p>3.67E+55</text:p>
          </table:table-cell>
          <table:table-cell table:formula="of:=[.D12]*[.C12]" office:value-type="float" office:value="1.29401237968814E+072" calcext:value-type="float">
            <text:p>1.29E+72</text:p>
          </table:table-cell>
          <table:table-cell table:formula="of:=[.E12]/SUM([.$E$2:.$E$102])" office:value-type="percentage" office:value="7.69608203922946E-025" calcext:value-type="percentage">
            <text:p>0.00%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0-[.A13]" office:value-type="float" office:value="89" calcext:value-type="float">
            <text:p>89</text:p>
          </table:table-cell>
          <table:table-cell table:formula="of:=COMBIN([.A13]+200-1; [.A13])" office:value-type="float" office:value="6.72307958876845E+017" calcext:value-type="float">
            <text:p>6.72E+17</text:p>
          </table:table-cell>
          <table:table-cell table:formula="of:=COMBIN([.B13]+100-1; [.B13])" office:value-type="float" office:value="1.74975600852744E+055" calcext:value-type="float">
            <text:p>1.75E+55</text:p>
          </table:table-cell>
          <table:table-cell table:formula="of:=[.D13]*[.C13]" office:value-type="float" office:value="1.17637489062558E+073" calcext:value-type="float">
            <text:p>1.18E+73</text:p>
          </table:table-cell>
          <table:table-cell table:formula="of:=[.E13]/SUM([.$E$2:.$E$102])" office:value-type="percentage" office:value="6.99643821748132E-024" calcext:value-type="percentage">
            <text:p>0.00%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0-[.A14]" office:value-type="float" office:value="88" calcext:value-type="float">
            <text:p>88</text:p>
          </table:table-cell>
          <table:table-cell table:formula="of:=COMBIN([.A14]+200-1; [.A14])" office:value-type="float" office:value="1.18214149435845E+019" calcext:value-type="float">
            <text:p>1.18E+19</text:p>
          </table:table-cell>
          <table:table-cell table:formula="of:=COMBIN([.B14]+100-1; [.B14])" office:value-type="float" office:value="8.28341940207139E+054" calcext:value-type="float">
            <text:p>8.28E+54</text:p>
          </table:table-cell>
          <table:table-cell table:formula="of:=[.D14]*[.C14]" office:value-type="float" office:value="9.79217379036247E+073" calcext:value-type="float">
            <text:p>9.79E+73</text:p>
          </table:table-cell>
          <table:table-cell table:formula="of:=[.E14]/SUM([.$E$2:.$E$102])" office:value-type="percentage" office:value="5.82385253927667E-023" calcext:value-type="percentage">
            <text:p>0.00%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0-[.A15]" office:value-type="float" office:value="87" calcext:value-type="float">
            <text:p>87</text:p>
          </table:table-cell>
          <table:table-cell table:formula="of:=COMBIN([.A15]+200-1; [.A15])" office:value-type="float" office:value="1.92779997541532E+020" calcext:value-type="float">
            <text:p>1.93E+20</text:p>
          </table:table-cell>
          <table:table-cell table:formula="of:=COMBIN([.B15]+100-1; [.B15])" office:value-type="float" office:value="3.89807971862183E+054" calcext:value-type="float">
            <text:p>3.90E+54</text:p>
          </table:table-cell>
          <table:table-cell table:formula="of:=[.D15]*[.C15]" office:value-type="float" office:value="7.51471798572613E+074" calcext:value-type="float">
            <text:p>7.51E+74</text:p>
          </table:table-cell>
          <table:table-cell table:formula="of:=[.E15]/SUM([.$E$2:.$E$102])" office:value-type="percentage" office:value="4.46934565910101E-022" calcext:value-type="percentage">
            <text:p>0.00%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0-[.A16]" office:value-type="float" office:value="86" calcext:value-type="float">
            <text:p>86</text:p>
          </table:table-cell>
          <table:table-cell table:formula="of:=COMBIN([.A16]+200-1; [.A16])" office:value-type="float" office:value="2.93300996259617E+021" calcext:value-type="float">
            <text:p>2.93E+21</text:p>
          </table:table-cell>
          <table:table-cell table:formula="of:=COMBIN([.B16]+100-1; [.B16])" office:value-type="float" office:value="1.8232953522586E+054" calcext:value-type="float">
            <text:p>1.82E+54</text:p>
          </table:table-cell>
          <table:table-cell table:formula="of:=[.D16]*[.C16]" office:value-type="float" office:value="5.34774343292976E+075" calcext:value-type="float">
            <text:p>5.35E+75</text:p>
          </table:table-cell>
          <table:table-cell table:formula="of:=[.E16]/SUM([.$E$2:.$E$102])" office:value-type="percentage" office:value="3.18054702030725E-021" calcext:value-type="percentage">
            <text:p>0.00%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0-[.A17]" office:value-type="float" office:value="85" calcext:value-type="float">
            <text:p>85</text:p>
          </table:table-cell>
          <table:table-cell table:formula="of:=COMBIN([.A17]+200-1; [.A17])" office:value-type="float" office:value="4.1844275466372E+022" calcext:value-type="float">
            <text:p>4.18E+22</text:p>
          </table:table-cell>
          <table:table-cell table:formula="of:=COMBIN([.B17]+100-1; [.B17])" office:value-type="float" office:value="8.47585947536429E+053" calcext:value-type="float">
            <text:p>8.48E+53</text:p>
          </table:table-cell>
          <table:table-cell table:formula="of:=[.D17]*[.C17]" office:value-type="float" office:value="3.54666198701402E+076" calcext:value-type="float">
            <text:p>3.55E+76</text:p>
          </table:table-cell>
          <table:table-cell table:formula="of:=[.E17]/SUM([.$E$2:.$E$102])" office:value-type="percentage" office:value="2.10936170672918E-020" calcext:value-type="percentage">
            <text:p>0.00%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00-[.A18]" office:value-type="float" office:value="84" calcext:value-type="float">
            <text:p>84</text:p>
          </table:table-cell>
          <table:table-cell table:formula="of:=COMBIN([.A18]+200-1; [.A18])" office:value-type="float" office:value="5.62282451579374E+023" calcext:value-type="float">
            <text:p>5.62E+23</text:p>
          </table:table-cell>
          <table:table-cell table:formula="of:=COMBIN([.B18]+100-1; [.B18])" office:value-type="float" office:value="3.91547856198894E+053" calcext:value-type="float">
            <text:p>3.92E+53</text:p>
          </table:table-cell>
          <table:table-cell table:formula="of:=[.D18]*[.C18]" office:value-type="float" office:value="2.20160488494162E+077" calcext:value-type="float">
            <text:p>2.20E+77</text:p>
          </table:table-cell>
          <table:table-cell table:formula="of:=[.E18]/SUM([.$E$2:.$E$102])" office:value-type="percentage" office:value="1.30939487739388E-019" calcext:value-type="percentage">
            <text:p>0.00%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00-[.A19]" office:value-type="float" office:value="83" calcext:value-type="float">
            <text:p>83</text:p>
          </table:table-cell>
          <table:table-cell table:formula="of:=COMBIN([.A19]+200-1; [.A19])" office:value-type="float" office:value="7.14429467889087E+024" calcext:value-type="float">
            <text:p>7.14E+24</text:p>
          </table:table-cell>
          <table:table-cell table:formula="of:=COMBIN([.B19]+100-1; [.B19])" office:value-type="float" office:value="1.79726884812607E+053" calcext:value-type="float">
            <text:p>1.80E+53</text:p>
          </table:table-cell>
          <table:table-cell table:formula="of:=[.D19]*[.C19]" office:value-type="float" office:value="1.28402182682034E+078" calcext:value-type="float">
            <text:p>1.28E+78</text:p>
          </table:table-cell>
          <table:table-cell table:formula="of:=[.E19]/SUM([.$E$2:.$E$102])" office:value-type="percentage" office:value="7.63666366294905E-019" calcext:value-type="percentage">
            <text:p>0.00%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00-[.A20]" office:value-type="float" office:value="82" calcext:value-type="float">
            <text:p>82</text:p>
          </table:table-cell>
          <table:table-cell table:formula="of:=COMBIN([.A20]+200-1; [.A20])" office:value-type="float" office:value="8.61284414066288E+025" calcext:value-type="float">
            <text:p>8.61E+25</text:p>
          </table:table-cell>
          <table:table-cell table:formula="of:=COMBIN([.B20]+100-1; [.B20])" office:value-type="float" office:value="8.19633595573977E+052" calcext:value-type="float">
            <text:p>8.20E+52</text:p>
          </table:table-cell>
          <table:table-cell table:formula="of:=[.D20]*[.C20]" office:value-type="float" office:value="7.05937641112978E+078" calcext:value-type="float">
            <text:p>7.06E+78</text:p>
          </table:table-cell>
          <table:table-cell table:formula="of:=[.E20]/SUM([.$E$2:.$E$102])" office:value-type="percentage" office:value="4.19853324888203E-018" calcext:value-type="percentage">
            <text:p>0.00%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00-[.A21]" office:value-type="float" office:value="81" calcext:value-type="float">
            <text:p>81</text:p>
          </table:table-cell>
          <table:table-cell table:formula="of:=COMBIN([.A21]+200-1; [.A21])" office:value-type="float" office:value="9.88210538244478E+026" calcext:value-type="float">
            <text:p>9.88E+26</text:p>
          </table:table-cell>
          <table:table-cell table:formula="of:=COMBIN([.B21]+100-1; [.B21])" office:value-type="float" office:value="3.71325717331857E+052" calcext:value-type="float">
            <text:p>3.71E+52</text:p>
          </table:table-cell>
          <table:table-cell table:formula="of:=[.D21]*[.C21]" office:value-type="float" office:value="3.66947986988531E+079" calcext:value-type="float">
            <text:p>3.67E+79</text:p>
          </table:table-cell>
          <table:table-cell table:formula="of:=[.E21]/SUM([.$E$2:.$E$102])" office:value-type="percentage" office:value="2.18240710546715E-017" calcext:value-type="percentage">
            <text:p>0.00%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00-[.A22]" office:value-type="float" office:value="80" calcext:value-type="float">
            <text:p>80</text:p>
          </table:table-cell>
          <table:table-cell table:formula="of:=COMBIN([.A22]+200-1; [.A22])" office:value-type="float" office:value="1.0820905393777E+028" calcext:value-type="float">
            <text:p>1.08E+28</text:p>
          </table:table-cell>
          <table:table-cell table:formula="of:=COMBIN([.B22]+100-1; [.B22])" office:value-type="float" office:value="1.67096572799336E+052" calcext:value-type="float">
            <text:p>1.67E+52</text:p>
          </table:table-cell>
          <table:table-cell table:formula="of:=[.D22]*[.C22]" office:value-type="float" office:value="1.80813620588599E+080" calcext:value-type="float">
            <text:p>1.81E+80</text:p>
          </table:table-cell>
          <table:table-cell table:formula="of:=[.E22]/SUM([.$E$2:.$E$102])" office:value-type="percentage" office:value="1.07538110121894E-016" calcext:value-type="percentage">
            <text:p>0.00%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00-[.A23]" office:value-type="float" office:value="79" calcext:value-type="float">
            <text:p>79</text:p>
          </table:table-cell>
          <table:table-cell table:formula="of:=COMBIN([.A23]+200-1; [.A23])" office:value-type="float" office:value="1.13361866030045E+029" calcext:value-type="float">
            <text:p>1.13E+29</text:p>
          </table:table-cell>
          <table:table-cell table:formula="of:=COMBIN([.B23]+100-1; [.B23])" office:value-type="float" office:value="7.4680032536016E+051" calcext:value-type="float">
            <text:p>7.47E+51</text:p>
          </table:table-cell>
          <table:table-cell table:formula="of:=[.D23]*[.C23]" office:value-type="float" office:value="8.46586784346725E+080" calcext:value-type="float">
            <text:p>8.47E+80</text:p>
          </table:table-cell>
          <table:table-cell table:formula="of:=[.E23]/SUM([.$E$2:.$E$102])" office:value-type="percentage" office:value="5.03503787748159E-016" calcext:value-type="percentage">
            <text:p>0.00%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00-[.A24]" office:value-type="float" office:value="78" calcext:value-type="float">
            <text:p>78</text:p>
          </table:table-cell>
          <table:table-cell table:formula="of:=COMBIN([.A24]+200-1; [.A24])" office:value-type="float" office:value="1.13877147239273E+030" calcext:value-type="float">
            <text:p>1.14E+30</text:p>
          </table:table-cell>
          <table:table-cell table:formula="of:=COMBIN([.B24]+100-1; [.B24])" office:value-type="float" office:value="3.31445088221644E+051" calcext:value-type="float">
            <text:p>3.31E+51</text:p>
          </table:table-cell>
          <table:table-cell table:formula="of:=[.D24]*[.C24]" office:value-type="float" office:value="3.77440211131498E+081" calcext:value-type="float">
            <text:p>3.77E+81</text:p>
          </table:table-cell>
          <table:table-cell table:formula="of:=[.E24]/SUM([.$E$2:.$E$102])" office:value-type="percentage" office:value="2.24480914971785E-015" calcext:value-type="percentage">
            <text:p>0.00%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00-[.A25]" office:value-type="float" office:value="77" calcext:value-type="float">
            <text:p>77</text:p>
          </table:table-cell>
          <table:table-cell table:formula="of:=COMBIN([.A25]+200-1; [.A25])" office:value-type="float" office:value="1.09916202987472E+031" calcext:value-type="float">
            <text:p>1.10E+31</text:p>
          </table:table-cell>
          <table:table-cell table:formula="of:=COMBIN([.B25]+100-1; [.B25])" office:value-type="float" office:value="1.46060547351911E+051" calcext:value-type="float">
            <text:p>1.46E+51</text:p>
          </table:table-cell>
          <table:table-cell table:formula="of:=[.D25]*[.C25]" office:value-type="float" office:value="1.60544207711939E+082" calcext:value-type="float">
            <text:p>1.61E+82</text:p>
          </table:table-cell>
          <table:table-cell table:formula="of:=[.E25]/SUM([.$E$2:.$E$102])" office:value-type="percentage" office:value="9.54829654544688E-015" calcext:value-type="percentage">
            <text:p>0.00%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00-[.A26]" office:value-type="float" office:value="76" calcext:value-type="float">
            <text:p>76</text:p>
          </table:table-cell>
          <table:table-cell table:formula="of:=COMBIN([.A26]+200-1; [.A26])" office:value-type="float" office:value="1.02130471942526E+032" calcext:value-type="float">
            <text:p>1.02E+32</text:p>
          </table:table-cell>
          <table:table-cell table:formula="of:=COMBIN([.B26]+100-1; [.B26])" office:value-type="float" office:value="6.3901489466461E+050" calcext:value-type="float">
            <text:p>6.39E+50</text:p>
          </table:table-cell>
          <table:table-cell table:formula="of:=[.D26]*[.C26]" office:value-type="float" office:value="6.52628927704001E+082" calcext:value-type="float">
            <text:p>6.53E+82</text:p>
          </table:table-cell>
          <table:table-cell table:formula="of:=[.E26]/SUM([.$E$2:.$E$102])" office:value-type="percentage" office:value="0.0000000000000388148200714651" calcext:value-type="percentage">
            <text:p>0.00%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00-[.A27]" office:value-type="float" office:value="75" calcext:value-type="float">
            <text:p>75</text:p>
          </table:table-cell>
          <table:table-cell table:formula="of:=COMBIN([.A27]+200-1; [.A27])" office:value-type="float" office:value="9.15089028605031E+032" calcext:value-type="float">
            <text:p>9.15E+32</text:p>
          </table:table-cell>
          <table:table-cell table:formula="of:=COMBIN([.B27]+100-1; [.B27])" office:value-type="float" office:value="2.77515039968631E+050" calcext:value-type="float">
            <text:p>2.78E+50</text:p>
          </table:table-cell>
          <table:table-cell table:formula="of:=[.D27]*[.C27]" office:value-type="float" office:value="2.53950968348181E+083" calcext:value-type="float">
            <text:p>2.54E+83</text:p>
          </table:table-cell>
          <table:table-cell table:formula="of:=[.E27]/SUM([.$E$2:.$E$102])" office:value-type="percentage" office:value="0.000000000000151036227862085" calcext:value-type="percentage">
            <text:p>0.00%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00-[.A28]" office:value-type="float" office:value="74" calcext:value-type="float">
            <text:p>74</text:p>
          </table:table-cell>
          <table:table-cell table:formula="of:=COMBIN([.A28]+200-1; [.A28])" office:value-type="float" office:value="7.91903967062047E+033" calcext:value-type="float">
            <text:p>7.92E+33</text:p>
          </table:table-cell>
          <table:table-cell table:formula="of:=COMBIN([.B28]+100-1; [.B28])" office:value-type="float" office:value="1.19618551710617E+050" calcext:value-type="float">
            <text:p>1.20E+50</text:p>
          </table:table-cell>
          <table:table-cell table:formula="of:=[.D28]*[.C28]" office:value-type="float" office:value="9.47264056338539E+083" calcext:value-type="float">
            <text:p>9.47E+83</text:p>
          </table:table-cell>
          <table:table-cell table:formula="of:=[.E28]/SUM([.$E$2:.$E$102])" office:value-type="percentage" office:value="0.000000000000563381154989541" calcext:value-type="percentage">
            <text:p>0.00%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00-[.A29]" office:value-type="float" office:value="73" calcext:value-type="float">
            <text:p>73</text:p>
          </table:table-cell>
          <table:table-cell table:formula="of:=COMBIN([.A29]+200-1; [.A29])" office:value-type="float" office:value="6.62852950207491E+034" calcext:value-type="float">
            <text:p>6.63E+34</text:p>
          </table:table-cell>
          <table:table-cell table:formula="of:=COMBIN([.B29]+100-1; [.B29])" office:value-type="float" office:value="5.116631691668E+049" calcext:value-type="float">
            <text:p>5.12E+49</text:p>
          </table:table-cell>
          <table:table-cell table:formula="of:=[.D29]*[.C29]" office:value-type="float" office:value="3.39157441194728E+084" calcext:value-type="float">
            <text:p>3.39E+84</text:p>
          </table:table-cell>
          <table:table-cell table:formula="of:=[.E29]/SUM([.$E$2:.$E$102])" office:value-type="percentage" office:value="0.00000000000201712404967782" calcext:value-type="percentage">
            <text:p>0.00%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00-[.A30]" office:value-type="float" office:value="72" calcext:value-type="float">
            <text:p>72</text:p>
          </table:table-cell>
          <table:table-cell table:formula="of:=COMBIN([.A30]+200-1; [.A30])" office:value-type="float" office:value="5.37384356061073E+035" calcext:value-type="float">
            <text:p>5.37E+35</text:p>
          </table:table-cell>
          <table:table-cell table:formula="of:=COMBIN([.B30]+100-1; [.B30])" office:value-type="float" office:value="2.17159368309165E+049" calcext:value-type="float">
            <text:p>2.17E+49</text:p>
          </table:table-cell>
          <table:table-cell table:formula="of:=[.D30]*[.C30]" office:value-type="float" office:value="1.1669804730145E+085" calcext:value-type="float">
            <text:p>1.17E+85</text:p>
          </table:table-cell>
          <table:table-cell table:formula="of:=[.E30]/SUM([.$E$2:.$E$102])" office:value-type="percentage" office:value="0.00000000000694056532957042" calcext:value-type="percentage">
            <text:p>0.00%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00-[.A31]" office:value-type="float" office:value="71" calcext:value-type="float">
            <text:p>71</text:p>
          </table:table-cell>
          <table:table-cell table:formula="of:=COMBIN([.A31]+200-1; [.A31])" office:value-type="float" office:value="4.22495286834223E+036" calcext:value-type="float">
            <text:p>4.22E+36</text:p>
          </table:table-cell>
          <table:table-cell table:formula="of:=COMBIN([.B31]+100-1; [.B31])" office:value-type="float" office:value="9.14355234985957E+048" calcext:value-type="float">
            <text:p>9.14E+48</text:p>
          </table:table-cell>
          <table:table-cell table:formula="of:=[.D31]*[.C31]" office:value-type="float" office:value="3.86310777273765E+085" calcext:value-type="float">
            <text:p>3.86E+85</text:p>
          </table:table-cell>
          <table:table-cell table:formula="of:=[.E31]/SUM([.$E$2:.$E$102])" office:value-type="percentage" office:value="0.0000000000229756645392676" calcext:value-type="percentage">
            <text:p>0.00%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00-[.A32]" office:value-type="float" office:value="70" calcext:value-type="float">
            <text:p>70</text:p>
          </table:table-cell>
          <table:table-cell table:formula="of:=COMBIN([.A32]+200-1; [.A32])" office:value-type="float" office:value="3.2250473561679E+037" calcext:value-type="float">
            <text:p>3.23E+37</text:p>
          </table:table-cell>
          <table:table-cell table:formula="of:=COMBIN([.B32]+100-1; [.B32])" office:value-type="float" office:value="3.81877774611783E+048" calcext:value-type="float">
            <text:p>3.82E+48</text:p>
          </table:table-cell>
          <table:table-cell table:formula="of:=[.D32]*[.C32]" office:value-type="float" office:value="1.23157390739101E+086" calcext:value-type="float">
            <text:p>1.23E+86</text:p>
          </table:table-cell>
          <table:table-cell table:formula="of:=[.E32]/SUM([.$E$2:.$E$102])" office:value-type="percentage" office:value="0.0000000000732473195576377" calcext:value-type="percentage">
            <text:p>0.00%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00-[.A33]" office:value-type="float" office:value="69" calcext:value-type="float">
            <text:p>69</text:p>
          </table:table-cell>
          <table:table-cell table:formula="of:=COMBIN([.A33]+200-1; [.A33])" office:value-type="float" office:value="2.39277707070522E+038" calcext:value-type="float">
            <text:p>2.39E+38</text:p>
          </table:table-cell>
          <table:table-cell table:formula="of:=COMBIN([.B33]+100-1; [.B33])" office:value-type="float" office:value="1.58174226170561E+048" calcext:value-type="float">
            <text:p>1.58E+48</text:p>
          </table:table-cell>
          <table:table-cell table:formula="of:=[.D33]*[.C33]" office:value-type="float" office:value="3.78475661557458E+086" calcext:value-type="float">
            <text:p>3.78E+86</text:p>
          </table:table-cell>
          <table:table-cell table:formula="of:=[.E33]/SUM([.$E$2:.$E$102])" office:value-type="percentage" office:value="0.000000000225096744584456" calcext:value-type="percentage">
            <text:p>0.00%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00-[.A34]" office:value-type="float" office:value="68" calcext:value-type="float">
            <text:p>68</text:p>
          </table:table-cell>
          <table:table-cell table:formula="of:=COMBIN([.A34]+200-1; [.A34])" office:value-type="float" office:value="1.72728594791533E+039" calcext:value-type="float">
            <text:p>1.73E+39</text:p>
          </table:table-cell>
          <table:table-cell table:formula="of:=COMBIN([.B34]+100-1; [.B34])" office:value-type="float" office:value="6.49644143200517E+047" calcext:value-type="float">
            <text:p>6.50E+47</text:p>
          </table:table-cell>
          <table:table-cell table:formula="of:=[.D34]*[.C34]" office:value-type="float" office:value="1.12212119969575E+087" calcext:value-type="float">
            <text:p>1.12E+87</text:p>
          </table:table-cell>
          <table:table-cell table:formula="of:=[.E34]/SUM([.$E$2:.$E$102])" office:value-type="percentage" office:value="0.000000000667376676326571" calcext:value-type="percentage">
            <text:p>0.00%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00-[.A35]" office:value-type="float" office:value="67" calcext:value-type="float">
            <text:p>67</text:p>
          </table:table-cell>
          <table:table-cell table:formula="of:=COMBIN([.A35]+200-1; [.A35])" office:value-type="float" office:value="1.2143343633829E+040" calcext:value-type="float">
            <text:p>1.21E+40</text:p>
          </table:table-cell>
          <table:table-cell table:formula="of:=COMBIN([.B35]+100-1; [.B35])" office:value-type="float" office:value="2.64525758907995E+047" calcext:value-type="float">
            <text:p>2.65E+47</text:p>
          </table:table-cell>
          <table:table-cell table:formula="of:=[.D35]*[.C35]" office:value-type="float" office:value="3.21222719041918E+087" calcext:value-type="float">
            <text:p>3.21E+87</text:p>
          </table:table-cell>
          <table:table-cell table:formula="of:=[.E35]/SUM([.$E$2:.$E$102])" office:value-type="percentage" office:value="0.00000000191045807398439" calcext:value-type="percentage">
            <text:p>0.00%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00-[.A36]" office:value-type="float" office:value="66" calcext:value-type="float">
            <text:p>66</text:p>
          </table:table-cell>
          <table:table-cell table:formula="of:=COMBIN([.A36]+200-1; [.A36])" office:value-type="float" office:value="8.32176196082985E+040" calcext:value-type="float">
            <text:p>8.32E+40</text:p>
          </table:table-cell>
          <table:table-cell table:formula="of:=COMBIN([.B36]+100-1; [.B36])" office:value-type="float" office:value="1.0676642076407E+047" calcext:value-type="float">
            <text:p>1.07E+47</text:p>
          </table:table-cell>
          <table:table-cell table:formula="of:=[.D36]*[.C36]" office:value-type="float" office:value="8.88484739008395E+087" calcext:value-type="float">
            <text:p>8.88E+87</text:p>
          </table:table-cell>
          <table:table-cell table:formula="of:=[.E36]/SUM([.$E$2:.$E$102])" office:value-type="percentage" office:value="0.00000000528422413057589" calcext:value-type="percentage">
            <text:p>0.00%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00-[.A37]" office:value-type="float" office:value="65" calcext:value-type="float">
            <text:p>65</text:p>
          </table:table-cell>
          <table:table-cell table:formula="of:=COMBIN([.A37]+200-1; [.A37])" office:value-type="float" office:value="5.56369228238339E+041" calcext:value-type="float">
            <text:p>5.56E+41</text:p>
          </table:table-cell>
          <table:table-cell table:formula="of:=COMBIN([.B37]+100-1; [.B37])" office:value-type="float" office:value="4.27065683056281E+046" calcext:value-type="float">
            <text:p>4.27E+46</text:p>
          </table:table-cell>
          <table:table-cell table:formula="of:=[.D37]*[.C37]" office:value-type="float" office:value="2.37606204489102E+088" calcext:value-type="float">
            <text:p>2.38E+88</text:p>
          </table:table-cell>
          <table:table-cell table:formula="of:=[.E37]/SUM([.$E$2:.$E$102])" office:value-type="percentage" office:value="0.0000000141315251034829" calcext:value-type="percentage">
            <text:p>0.00%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00-[.A38]" office:value-type="float" office:value="64" calcext:value-type="float">
            <text:p>64</text:p>
          </table:table-cell>
          <table:table-cell table:formula="of:=COMBIN([.A38]+200-1; [.A38])" office:value-type="float" office:value="3.6318546843336E+042" calcext:value-type="float">
            <text:p>3.63E+42</text:p>
          </table:table-cell>
          <table:table-cell table:formula="of:=COMBIN([.B38]+100-1; [.B38])" office:value-type="float" office:value="1.69263837796697E+046" calcext:value-type="float">
            <text:p>1.69E+46</text:p>
          </table:table-cell>
          <table:table-cell table:formula="of:=[.D38]*[.C38]" office:value-type="float" office:value="6.14741662190217E+088" calcext:value-type="float">
            <text:p>6.15E+88</text:p>
          </table:table-cell>
          <table:table-cell table:formula="of:=[.E38]/SUM([.$E$2:.$E$102])" office:value-type="percentage" office:value="0.0000000365614915236623" calcext:value-type="percentage">
            <text:p>0.00%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00-[.A39]" office:value-type="float" office:value="63" calcext:value-type="float">
            <text:p>63</text:p>
          </table:table-cell>
          <table:table-cell table:formula="of:=COMBIN([.A39]+200-1; [.A39])" office:value-type="float" office:value="2.31653433919657E+043" calcext:value-type="float">
            <text:p>2.32E+43</text:p>
          </table:table-cell>
          <table:table-cell table:formula="of:=COMBIN([.B39]+100-1; [.B39])" office:value-type="float" office:value="6.64594209753901E+045" calcext:value-type="float">
            <text:p>6.65E+45</text:p>
          </table:table-cell>
          <table:table-cell table:formula="of:=[.D39]*[.C39]" office:value-type="float" office:value="1.53955530852612E+089" calcext:value-type="float">
            <text:p>1.54E+89</text:p>
          </table:table-cell>
          <table:table-cell table:formula="of:=[.E39]/SUM([.$E$2:.$E$102])" office:value-type="percentage" office:value="0.000000091564378705587" calcext:value-type="percentage">
            <text:p>0.00%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00-[.A40]" office:value-type="float" office:value="62" calcext:value-type="float">
            <text:p>62</text:p>
          </table:table-cell>
          <table:table-cell table:formula="of:=COMBIN([.A40]+200-1; [.A40])" office:value-type="float" office:value="1.44478589049891E+044" calcext:value-type="float">
            <text:p>1.44E+44</text:p>
          </table:table-cell>
          <table:table-cell table:formula="of:=COMBIN([.B40]+100-1; [.B40])" office:value-type="float" office:value="2.58453303793184E+045" calcext:value-type="float">
            <text:p>2.58E+45</text:p>
          </table:table-cell>
          <table:table-cell table:formula="of:=[.D40]*[.C40]" office:value-type="float" office:value="3.73409686673221E+089" calcext:value-type="float">
            <text:p>3.73E+89</text:p>
          </table:table-cell>
          <table:table-cell table:formula="of:=[.E40]/SUM([.$E$2:.$E$102])" office:value-type="percentage" office:value="0.00000022208377817627" calcext:value-type="percentage">
            <text:p>0.00%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00-[.A41]" office:value-type="float" office:value="61" calcext:value-type="float">
            <text:p>61</text:p>
          </table:table-cell>
          <table:table-cell table:formula="of:=COMBIN([.A41]+200-1; [.A41])" office:value-type="float" office:value="8.81689851124977E+044" calcext:value-type="float">
            <text:p>8.82E+44</text:p>
          </table:table-cell>
          <table:table-cell table:formula="of:=COMBIN([.B41]+100-1; [.B41])" office:value-type="float" office:value="9.95286014607292E+044" calcext:value-type="float">
            <text:p>9.95E+44</text:p>
          </table:table-cell>
          <table:table-cell table:formula="of:=[.D41]*[.C41]" office:value-type="float" office:value="8.77533578045875E+089" calcext:value-type="float">
            <text:p>8.78E+89</text:p>
          </table:table-cell>
          <table:table-cell table:formula="of:=[.E41]/SUM([.$E$2:.$E$102])" office:value-type="percentage" office:value="0.000000521909257966084" calcext:value-type="percentage">
            <text:p>0.00%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00-[.A42]" office:value-type="float" office:value="60" calcext:value-type="float">
            <text:p>60</text:p>
          </table:table-cell>
          <table:table-cell table:formula="of:=COMBIN([.A42]+200-1; [.A42])" office:value-type="float" office:value="5.26809686047174E+045" calcext:value-type="float">
            <text:p>5.27E+45</text:p>
          </table:table-cell>
          <table:table-cell table:formula="of:=COMBIN([.B42]+100-1; [.B42])" office:value-type="float" office:value="3.7945279306903E+044" calcext:value-type="float">
            <text:p>3.79E+44</text:p>
          </table:table-cell>
          <table:table-cell table:formula="of:=[.D42]*[.C42]" office:value-type="float" office:value="1.99899406786419E+090" calcext:value-type="float">
            <text:p>2.00E+90</text:p>
          </table:table-cell>
          <table:table-cell table:formula="of:=[.E42]/SUM([.$E$2:.$E$102])" office:value-type="percentage" office:value="0.00000118889297998243" calcext:value-type="percentage">
            <text:p>0.00%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00-[.A43]" office:value-type="float" office:value="59" calcext:value-type="float">
            <text:p>59</text:p>
          </table:table-cell>
          <table:table-cell table:formula="of:=COMBIN([.A43]+200-1; [.A43])" office:value-type="float" office:value="3.0837640158859E+046" calcext:value-type="float">
            <text:p>3.08E+46</text:p>
          </table:table-cell>
          <table:table-cell table:formula="of:=COMBIN([.B43]+100-1; [.B43])" office:value-type="float" office:value="1.43189733233596E+044" calcext:value-type="float">
            <text:p>1.43E+44</text:p>
          </table:table-cell>
          <table:table-cell table:formula="of:=[.D43]*[.C43]" office:value-type="float" office:value="4.41563346790065E+090" calcext:value-type="float">
            <text:p>4.42E+90</text:p>
          </table:table-cell>
          <table:table-cell table:formula="of:=[.E43]/SUM([.$E$2:.$E$102])" office:value-type="percentage" office:value="0.00000262617869485304" calcext:value-type="percentage">
            <text:p>0.00%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00-[.A44]" office:value-type="float" office:value="58" calcext:value-type="float">
            <text:p>58</text:p>
          </table:table-cell>
          <table:table-cell table:formula="of:=COMBIN([.A44]+200-1; [.A44])" office:value-type="float" office:value="1.76949316149643E+047" calcext:value-type="float">
            <text:p>1.77E+47</text:p>
          </table:table-cell>
          <table:table-cell table:formula="of:=COMBIN([.B44]+100-1; [.B44])" office:value-type="float" office:value="5.34695839290012E+043" calcext:value-type="float">
            <text:p>5.35E+43</text:p>
          </table:table-cell>
          <table:table-cell table:formula="of:=[.D44]*[.C44]" office:value-type="float" office:value="9.4614063110427E+090" calcext:value-type="float">
            <text:p>9.46E+90</text:p>
          </table:table-cell>
          <table:table-cell table:formula="of:=[.E44]/SUM([.$E$2:.$E$102])" office:value-type="percentage" office:value="0.00000562713002744355" calcext:value-type="percentage">
            <text:p>0.00%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00-[.A45]" office:value-type="float" office:value="57" calcext:value-type="float">
            <text:p>57</text:p>
          </table:table-cell>
          <table:table-cell table:formula="of:=COMBIN([.A45]+200-1; [.A45])" office:value-type="float" office:value="9.95854290888688E+047" calcext:value-type="float">
            <text:p>9.96E+47</text:p>
          </table:table-cell>
          <table:table-cell table:formula="of:=COMBIN([.B45]+100-1; [.B45])" office:value-type="float" office:value="1.97530946998858E+043" calcext:value-type="float">
            <text:p>1.98E+43</text:p>
          </table:table-cell>
          <table:table-cell table:formula="of:=[.D45]*[.C45]" office:value-type="float" office:value="1.96712041152119E+091" calcext:value-type="float">
            <text:p>1.97E+91</text:p>
          </table:table-cell>
          <table:table-cell table:formula="of:=[.E45]/SUM([.$E$2:.$E$102])" office:value-type="percentage" office:value="0.0000116993626226037" calcext:value-type="percentage">
            <text:p>0.00%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00-[.A46]" office:value-type="float" office:value="56" calcext:value-type="float">
            <text:p>56</text:p>
          </table:table-cell>
          <table:table-cell table:formula="of:=COMBIN([.A46]+200-1; [.A46])" office:value-type="float" office:value="5.49983165195344E+048" calcext:value-type="float">
            <text:p>5.50E+48</text:p>
          </table:table-cell>
          <table:table-cell table:formula="of:=COMBIN([.B46]+100-1; [.B46])" office:value-type="float" office:value="7.21747690957364E+042" calcext:value-type="float">
            <text:p>7.22E+42</text:p>
          </table:table-cell>
          <table:table-cell table:formula="of:=[.D46]*[.C46]" office:value-type="float" office:value="3.96949079545162E+091" calcext:value-type="float">
            <text:p>3.97E+91</text:p>
          </table:table-cell>
          <table:table-cell table:formula="of:=[.E46]/SUM([.$E$2:.$E$102])" office:value-type="percentage" office:value="0.000023608372914581" calcext:value-type="percentage">
            <text:p>0.00%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00-[.A47]" office:value-type="float" office:value="55" calcext:value-type="float">
            <text:p>55</text:p>
          </table:table-cell>
          <table:table-cell table:formula="of:=COMBIN([.A47]+200-1; [.A47])" office:value-type="float" office:value="2.98213094017031E+049" calcext:value-type="float">
            <text:p>2.98E+49</text:p>
          </table:table-cell>
          <table:table-cell table:formula="of:=COMBIN([.B47]+100-1; [.B47])" office:value-type="float" office:value="2.60760456087822E+042" calcext:value-type="float">
            <text:p>2.61E+42</text:p>
          </table:table-cell>
          <table:table-cell table:formula="of:=[.D47]*[.C47]" office:value-type="float" office:value="7.77621824072416E+091" calcext:value-type="float">
            <text:p>7.78E+91</text:p>
          </table:table-cell>
          <table:table-cell table:formula="of:=[.E47]/SUM([.$E$2:.$E$102])" office:value-type="percentage" office:value="0.0000462487179218401" calcext:value-type="percentage">
            <text:p>0.00%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00-[.A48]" office:value-type="float" office:value="54" calcext:value-type="float">
            <text:p>54</text:p>
          </table:table-cell>
          <table:table-cell table:formula="of:=COMBIN([.A48]+200-1; [.A48])" office:value-type="float" office:value="1.5883088703081E+050" calcext:value-type="float">
            <text:p>1.59E+50</text:p>
          </table:table-cell>
          <table:table-cell table:formula="of:=COMBIN([.B48]+100-1; [.B48])" office:value-type="float" office:value="9.31287343170793E+041" calcext:value-type="float">
            <text:p>9.31E+41</text:p>
          </table:table-cell>
          <table:table-cell table:formula="of:=[.D48]*[.C48]" office:value-type="float" office:value="1.47917194796383E+092" calcext:value-type="float">
            <text:p>1.48E+92</text:p>
          </table:table-cell>
          <table:table-cell table:formula="of:=[.E48]/SUM([.$E$2:.$E$102])" office:value-type="percentage" office:value="0.0000879731047426306" calcext:value-type="percentage">
            <text:p>0.01%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00-[.A49]" office:value-type="float" office:value="53" calcext:value-type="float">
            <text:p>53</text:p>
          </table:table-cell>
          <table:table-cell table:formula="of:=COMBIN([.A49]+200-1; [.A49])" office:value-type="float" office:value="8.31327621480409E+050" calcext:value-type="float">
            <text:p>8.31E+50</text:p>
          </table:table-cell>
          <table:table-cell table:formula="of:=COMBIN([.B49]+100-1; [.B49])" office:value-type="float" office:value="3.28689650530868E+041" calcext:value-type="float">
            <text:p>3.29E+41</text:p>
          </table:table-cell>
          <table:table-cell table:formula="of:=[.D49]*[.C49]" office:value-type="float" office:value="2.73248785381054E+092" calcext:value-type="float">
            <text:p>2.73E+92</text:p>
          </table:table-cell>
          <table:table-cell table:formula="of:=[.E49]/SUM([.$E$2:.$E$102])" office:value-type="percentage" office:value="0.000162513520150341" calcext:value-type="percentage">
            <text:p>0.02%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00-[.A50]" office:value-type="float" office:value="52" calcext:value-type="float">
            <text:p>52</text:p>
          </table:table-cell>
          <table:table-cell table:formula="of:=COMBIN([.A50]+200-1; [.A50])" office:value-type="float" office:value="4.27787338553461E+051" calcext:value-type="float">
            <text:p>4.28E+51</text:p>
          </table:table-cell>
          <table:table-cell table:formula="of:=COMBIN([.B50]+100-1; [.B50])" office:value-type="float" office:value="1.14608891303526E+041" calcext:value-type="float">
            <text:p>1.15E+41</text:p>
          </table:table-cell>
          <table:table-cell table:formula="of:=[.D50]*[.C50]" office:value-type="float" office:value="4.90282325852985E+092" calcext:value-type="float">
            <text:p>4.90E+92</text:p>
          </table:table-cell>
          <table:table-cell table:formula="of:=[.E50]/SUM([.$E$2:.$E$102])" office:value-type="percentage" office:value="0.000291593269228087" calcext:value-type="percentage">
            <text:p>0.03%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00-[.A51]" office:value-type="float" office:value="51" calcext:value-type="float">
            <text:p>51</text:p>
          </table:table-cell>
          <table:table-cell table:formula="of:=COMBIN([.A51]+200-1; [.A51])" office:value-type="float" office:value="2.16512775431139E+052" calcext:value-type="float">
            <text:p>2.17E+52</text:p>
          </table:table-cell>
          <table:table-cell table:formula="of:=COMBIN([.B51]+100-1; [.B51])" office:value-type="float" office:value="3.94679625681018E+040" calcext:value-type="float">
            <text:p>3.95E+40</text:p>
          </table:table-cell>
          <table:table-cell table:formula="of:=[.D51]*[.C51]" office:value-type="float" office:value="8.54531811623204E+092" calcext:value-type="float">
            <text:p>8.55E+92</text:p>
          </table:table-cell>
          <table:table-cell table:formula="of:=[.E51]/SUM([.$E$2:.$E$102])" office:value-type="percentage" office:value="0.000508229057976133" calcext:value-type="percentage">
            <text:p>0.05%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00-[.A52]" office:value-type="float" office:value="50" calcext:value-type="float">
            <text:p>50</text:p>
          </table:table-cell>
          <table:table-cell table:formula="of:=COMBIN([.A52]+200-1; [.A52])" office:value-type="float" office:value="1.07823362164707E+053" calcext:value-type="float">
            <text:p>1.08E+53</text:p>
          </table:table-cell>
          <table:table-cell table:formula="of:=COMBIN([.B52]+100-1; [.B52])" office:value-type="float" office:value="1.34191072731546E+040" calcext:value-type="float">
            <text:p>1.34E+40</text:p>
          </table:table-cell>
          <table:table-cell table:formula="of:=[.D52]*[.C52]" office:value-type="float" office:value="1.44689326344041E+093" calcext:value-type="float">
            <text:p>1.45E+93</text:p>
          </table:table-cell>
          <table:table-cell table:formula="of:=[.E52]/SUM([.$E$2:.$E$102])" office:value-type="percentage" office:value="0.000860533440965187" calcext:value-type="percentage">
            <text:p>0.09%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00-[.A53]" office:value-type="float" office:value="49" calcext:value-type="float">
            <text:p>49</text:p>
          </table:table-cell>
          <table:table-cell table:formula="of:=COMBIN([.A53]+200-1; [.A53])" office:value-type="float" office:value="5.28545892964252E+053" calcext:value-type="float">
            <text:p>5.29E+53</text:p>
          </table:table-cell>
          <table:table-cell table:formula="of:=COMBIN([.B53]+100-1; [.B53])" office:value-type="float" office:value="4.50305613193108E+039" calcext:value-type="float">
            <text:p>4.50E+39</text:p>
          </table:table-cell>
          <table:table-cell table:formula="of:=[.D53]*[.C53]" office:value-type="float" office:value="2.38007182431966E+093" calcext:value-type="float">
            <text:p>2.38E+93</text:p>
          </table:table-cell>
          <table:table-cell table:formula="of:=[.E53]/SUM([.$E$2:.$E$102])" office:value-type="percentage" office:value="0.00141553730912815" calcext:value-type="percentage">
            <text:p>0.14%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00-[.A54]" office:value-type="float" office:value="48" calcext:value-type="float">
            <text:p>48</text:p>
          </table:table-cell>
          <table:table-cell table:formula="of:=COMBIN([.A54]+200-1; [.A54])" office:value-type="float" office:value="2.55125036796206E+054" calcext:value-type="float">
            <text:p>2.55E+54</text:p>
          </table:table-cell>
          <table:table-cell table:formula="of:=COMBIN([.B54]+100-1; [.B54])" office:value-type="float" office:value="1.49087669232853E+039" calcext:value-type="float">
            <text:p>1.49E+39</text:p>
          </table:table-cell>
          <table:table-cell table:formula="of:=[.D54]*[.C54]" office:value-type="float" office:value="3.80359970988923E+093" calcext:value-type="float">
            <text:p>3.80E+93</text:p>
          </table:table-cell>
          <table:table-cell table:formula="of:=[.E54]/SUM([.$E$2:.$E$102])" office:value-type="percentage" office:value="0.00226217429378472" calcext:value-type="percentage">
            <text:p>0.23%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00-[.A55]" office:value-type="float" office:value="47" calcext:value-type="float">
            <text:p>47</text:p>
          </table:table-cell>
          <table:table-cell table:formula="of:=COMBIN([.A55]+200-1; [.A55])" office:value-type="float" office:value="1.21304734476687E+055" calcext:value-type="float">
            <text:p>1.21E+55</text:p>
          </table:table-cell>
          <table:table-cell table:formula="of:=COMBIN([.B55]+100-1; [.B55])" office:value-type="float" office:value="4.86816879127684E+038" calcext:value-type="float">
            <text:p>4.87E+38</text:p>
          </table:table-cell>
          <table:table-cell table:formula="of:=[.D55]*[.C55]" office:value-type="float" office:value="5.9053192261353E+093" calcext:value-type="float">
            <text:p>5.91E+93</text:p>
          </table:table-cell>
          <table:table-cell table:formula="of:=[.E55]/SUM([.$E$2:.$E$102])" office:value-type="percentage" office:value="0.00351216278495956" calcext:value-type="percentage">
            <text:p>0.35%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00-[.A56]" office:value-type="float" office:value="46" calcext:value-type="float">
            <text:p>46</text:p>
          </table:table-cell>
          <table:table-cell table:formula="of:=COMBIN([.A56]+200-1; [.A56])" office:value-type="float" office:value="5.68335144862995E+055" calcext:value-type="float">
            <text:p>5.68E+55</text:p>
          </table:table-cell>
          <table:table-cell table:formula="of:=COMBIN([.B56]+100-1; [.B56])" office:value-type="float" office:value="1.56715022732885E+038" calcext:value-type="float">
            <text:p>1.57E+38</text:p>
          </table:table-cell>
          <table:table-cell table:formula="of:=[.D56]*[.C56]" office:value-type="float" office:value="8.90666551471016E+093" calcext:value-type="float">
            <text:p>8.91E+93</text:p>
          </table:table-cell>
          <table:table-cell table:formula="of:=[.E56]/SUM([.$E$2:.$E$102])" office:value-type="percentage" office:value="0.00529720036478363" calcext:value-type="percentage">
            <text:p>0.53%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00-[.A57]" office:value-type="float" office:value="45" calcext:value-type="float">
            <text:p>45</text:p>
          </table:table-cell>
          <table:table-cell table:formula="of:=COMBIN([.A57]+200-1; [.A57])" office:value-type="float" office:value="2.62467503264001E+056" calcext:value-type="float">
            <text:p>2.62E+56</text:p>
          </table:table-cell>
          <table:table-cell table:formula="of:=COMBIN([.B57]+100-1; [.B57])" office:value-type="float" office:value="4.97164899704324E+037" calcext:value-type="float">
            <text:p>4.97E+37</text:p>
          </table:table-cell>
          <table:table-cell table:formula="of:=[.D57]*[.C57]" office:value-type="float" office:value="1.30489629935891E+094" calcext:value-type="float">
            <text:p>1.30E+94</text:p>
          </table:table-cell>
          <table:table-cell table:formula="of:=[.E57]/SUM([.$E$2:.$E$102])" office:value-type="percentage" office:value="0.00776081367550243" calcext:value-type="percentage">
            <text:p>0.78%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00-[.A58]" office:value-type="float" office:value="44" calcext:value-type="float">
            <text:p>44</text:p>
          </table:table-cell>
          <table:table-cell table:formula="of:=COMBIN([.A58]+200-1; [.A58])" office:value-type="float" office:value="1.19516452379143E+057" calcext:value-type="float">
            <text:p>1.20E+57</text:p>
          </table:table-cell>
          <table:table-cell table:formula="of:=COMBIN([.B58]+100-1; [.B58])" office:value-type="float" office:value="1.55364031157601E+037" calcext:value-type="float">
            <text:p>1.55E+37</text:p>
          </table:table-cell>
          <table:table-cell table:formula="of:=[.D58]*[.C58]" office:value-type="float" office:value="1.85685578312792E+094" calcext:value-type="float">
            <text:p>1.86E+94</text:p>
          </table:table-cell>
          <table:table-cell table:formula="of:=[.E58]/SUM([.$E$2:.$E$102])" office:value-type="percentage" office:value="0.0110435685672607" calcext:value-type="percentage">
            <text:p>1.10%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00-[.A59]" office:value-type="float" office:value="43" calcext:value-type="float">
            <text:p>43</text:p>
          </table:table-cell>
          <table:table-cell table:formula="of:=COMBIN([.A59]+200-1; [.A59])" office:value-type="float" office:value="5.36775645772995E+057" calcext:value-type="float">
            <text:p>5.37E+57</text:p>
          </table:table-cell>
          <table:table-cell table:formula="of:=COMBIN([.B59]+100-1; [.B59])" office:value-type="float" office:value="4.78043172792619E+036" calcext:value-type="float">
            <text:p>4.78E+36</text:p>
          </table:table-cell>
          <table:table-cell table:formula="of:=[.D59]*[.C59]" office:value-type="float" office:value="2.5660193278313E+094" calcext:value-type="float">
            <text:p>2.57E+94</text:p>
          </table:table-cell>
          <table:table-cell table:formula="of:=[.E59]/SUM([.$E$2:.$E$102])" office:value-type="percentage" office:value="0.0152612877366734" calcext:value-type="percentage">
            <text:p>1.53%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00-[.A60]" office:value-type="float" office:value="42" calcext:value-type="float">
            <text:p>42</text:p>
          </table:table-cell>
          <table:table-cell table:formula="of:=COMBIN([.A60]+200-1; [.A60])" office:value-type="float" office:value="2.37847139592517E+058" calcext:value-type="float">
            <text:p>2.38E+58</text:p>
          </table:table-cell>
          <table:table-cell table:formula="of:=COMBIN([.B60]+100-1; [.B60])" office:value-type="float" office:value="1.44759552324525E+036" calcext:value-type="float">
            <text:p>1.45E+36</text:p>
          </table:table-cell>
          <table:table-cell table:formula="of:=[.D60]*[.C60]" office:value-type="float" office:value="3.44306454490816E+094" calcext:value-type="float">
            <text:p>3.44E+94</text:p>
          </table:table-cell>
          <table:table-cell table:formula="of:=[.E60]/SUM([.$E$2:.$E$102])" office:value-type="percentage" office:value="0.0204774758108278" calcext:value-type="percentage">
            <text:p>2.05%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00-[.A61]" office:value-type="float" office:value="41" calcext:value-type="float">
            <text:p>41</text:p>
          </table:table-cell>
          <table:table-cell table:formula="of:=COMBIN([.A61]+200-1; [.A61])" office:value-type="float" office:value="1.04007732228592E+059" calcext:value-type="float">
            <text:p>1.04E+59</text:p>
          </table:table-cell>
          <table:table-cell table:formula="of:=COMBIN([.B61]+100-1; [.B61])" office:value-type="float" office:value="4.31198666498587E+035" calcext:value-type="float">
            <text:p>4.31E+35</text:p>
          </table:table-cell>
          <table:table-cell table:formula="of:=[.D61]*[.C61]" office:value-type="float" office:value="4.4847995442511E+094" calcext:value-type="float">
            <text:p>4.48E+94</text:p>
          </table:table-cell>
          <table:table-cell table:formula="of:=[.E61]/SUM([.$E$2:.$E$102])" office:value-type="percentage" office:value="0.0266731491628958" calcext:value-type="percentage">
            <text:p>2.67%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00-[.A62]" office:value-type="float" office:value="40" calcext:value-type="float">
            <text:p>40</text:p>
          </table:table-cell>
          <table:table-cell table:formula="of:=COMBIN([.A62]+200-1; [.A62])" office:value-type="float" office:value="4.48966710786756E+059" calcext:value-type="float">
            <text:p>4.49E+59</text:p>
          </table:table-cell>
          <table:table-cell table:formula="of:=COMBIN([.B62]+100-1; [.B62])" office:value-type="float" office:value="1.26279609474586E+035" calcext:value-type="float">
            <text:p>1.26E+35</text:p>
          </table:table-cell>
          <table:table-cell table:formula="of:=[.D62]*[.C62]" office:value-type="float" office:value="5.66953409052409E+094" calcext:value-type="float">
            <text:p>5.67E+94</text:p>
          </table:table-cell>
          <table:table-cell table:formula="of:=[.E62]/SUM([.$E$2:.$E$102])" office:value-type="percentage" office:value="0.0337193060667607" calcext:value-type="percentage">
            <text:p>3.37%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00-[.A63]" office:value-type="float" office:value="39" calcext:value-type="float">
            <text:p>39</text:p>
          </table:table-cell>
          <table:table-cell table:formula="of:=COMBIN([.A63]+200-1; [.A63])" office:value-type="float" office:value="1.91362860335339E+060" calcext:value-type="float">
            <text:p>1.91E+60</text:p>
          </table:table-cell>
          <table:table-cell table:formula="of:=COMBIN([.B63]+100-1; [.B63])" office:value-type="float" office:value="3.63394559639097E+034" calcext:value-type="float">
            <text:p>3.63E+34</text:p>
          </table:table-cell>
          <table:table-cell table:formula="of:=[.D63]*[.C63]" office:value-type="float" office:value="6.95402223628383E+094" calcext:value-type="float">
            <text:p>6.95E+94</text:p>
          </table:table-cell>
          <table:table-cell table:formula="of:=[.E63]/SUM([.$E$2:.$E$102])" office:value-type="percentage" office:value="0.041358743141209" calcext:value-type="percentage">
            <text:p>4.14%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00-[.A64]" office:value-type="float" office:value="38" calcext:value-type="float">
            <text:p>38</text:p>
          </table:table-cell>
          <table:table-cell table:formula="of:=COMBIN([.A64]+200-1; [.A64])" office:value-type="float" office:value="8.05575912056829E+060" calcext:value-type="float">
            <text:p>8.06E+60</text:p>
          </table:table-cell>
          <table:table-cell table:formula="of:=COMBIN([.B64]+100-1; [.B64])" office:value-type="float" office:value="1.02698462506701E+034" calcext:value-type="float">
            <text:p>1.03E+34</text:p>
          </table:table-cell>
          <table:table-cell table:formula="of:=[.D64]*[.C64]" office:value-type="float" office:value="8.27314076006699E+094" calcext:value-type="float">
            <text:p>8.27E+94</text:p>
          </table:table-cell>
          <table:table-cell table:formula="of:=[.E64]/SUM([.$E$2:.$E$102])" office:value-type="percentage" office:value="0.0492041428745169" calcext:value-type="percentage">
            <text:p>4.92%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00-[.A65]" office:value-type="float" office:value="37" calcext:value-type="float">
            <text:p>37</text:p>
          </table:table-cell>
          <table:table-cell table:formula="of:=COMBIN([.A65]+200-1; [.A65])" office:value-type="float" office:value="3.35017284061729E+061" calcext:value-type="float">
            <text:p>3.35E+61</text:p>
          </table:table-cell>
          <table:table-cell table:formula="of:=COMBIN([.B65]+100-1; [.B65])" office:value-type="float" office:value="2.8485704928866E+033" calcext:value-type="float">
            <text:p>2.85E+33</text:p>
          </table:table-cell>
          <table:table-cell table:formula="of:=[.D65]*[.C65]" office:value-type="float" office:value="9.5432034998525E+094" calcext:value-type="float">
            <text:p>9.54E+94</text:p>
          </table:table-cell>
          <table:table-cell table:formula="of:=[.E65]/SUM([.$E$2:.$E$102])" office:value-type="percentage" office:value="0.0567577854777767" calcext:value-type="percentage">
            <text:p>5.68%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00-[.A66]" office:value-type="float" office:value="36" calcext:value-type="float">
            <text:p>36</text:p>
          </table:table-cell>
          <table:table-cell table:formula="of:=COMBIN([.A66]+200-1; [.A66])" office:value-type="float" office:value="1.37671165169117E+062" calcext:value-type="float">
            <text:p>1.38E+62</text:p>
          </table:table-cell>
          <table:table-cell table:formula="of:=COMBIN([.B66]+100-1; [.B66])" office:value-type="float" office:value="7.74978737035326E+032" calcext:value-type="float">
            <text:p>7.75E+32</text:p>
          </table:table-cell>
          <table:table-cell table:formula="of:=[.D66]*[.C66]" office:value-type="float" office:value="1.06692225708944E+095" calcext:value-type="float">
            <text:p>1.07E+95</text:p>
          </table:table-cell>
          <table:table-cell table:formula="of:=[.E66]/SUM([.$E$2:.$E$102])" office:value-type="percentage" office:value="0.0634547346604141" calcext:value-type="percentage">
            <text:p>6.35%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00-[.A67]" office:value-type="float" office:value="35" calcext:value-type="float">
            <text:p>35</text:p>
          </table:table-cell>
          <table:table-cell table:formula="of:=COMBIN([.A67]+200-1; [.A67])" office:value-type="float" office:value="5.59156732379182E+062" calcext:value-type="float">
            <text:p>5.59E+62</text:p>
          </table:table-cell>
          <table:table-cell table:formula="of:=COMBIN([.B67]+100-1; [.B67])" office:value-type="float" office:value="2.06660996542754E+032" calcext:value-type="float">
            <text:p>2.07E+32</text:p>
          </table:table-cell>
          <table:table-cell table:formula="of:=[.D67]*[.C67]" office:value-type="float" office:value="1.15555887537071E+095" calcext:value-type="float">
            <text:p>1.16E+95</text:p>
          </table:table-cell>
          <table:table-cell table:formula="of:=[.E67]/SUM([.$E$2:.$E$102])" office:value-type="percentage" office:value="0.0687263587706639" calcext:value-type="percentage">
            <text:p>6.87%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00-[.A68]" office:value-type="float" office:value="34" calcext:value-type="float">
            <text:p>34</text:p>
          </table:table-cell>
          <table:table-cell table:formula="of:=COMBIN([.A68]+200-1; [.A68])" office:value-type="float" office:value="2.24509900121944E+063" calcext:value-type="float">
            <text:p>2.25E+63</text:p>
          </table:table-cell>
          <table:table-cell table:formula="of:=COMBIN([.B68]+100-1; [.B68])" office:value-type="float" office:value="5.39786184999729E+031" calcext:value-type="float">
            <text:p>5.40E+31</text:p>
          </table:table-cell>
          <table:table-cell table:formula="of:=[.D68]*[.C68]" office:value-type="float" office:value="1.21187342481495E+095" calcext:value-type="float">
            <text:p>1.21E+95</text:p>
          </table:table-cell>
          <table:table-cell table:formula="of:=[.E68]/SUM([.$E$2:.$E$102])" office:value-type="percentage" office:value="0.0720756419717218" calcext:value-type="percentage">
            <text:p>7.21%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00-[.A69]" office:value-type="float" office:value="33" calcext:value-type="float">
            <text:p>33</text:p>
          </table:table-cell>
          <table:table-cell table:formula="of:=COMBIN([.A69]+200-1; [.A69])" office:value-type="float" office:value="8.91337812424435E+063" calcext:value-type="float">
            <text:p>8.91E+63</text:p>
          </table:table-cell>
          <table:table-cell table:formula="of:=COMBIN([.B69]+100-1; [.B69])" office:value-type="float" office:value="1.37990453308201E+031" calcext:value-type="float">
            <text:p>1.38E+31</text:p>
          </table:table-cell>
          <table:table-cell table:formula="of:=[.D69]*[.C69]" office:value-type="float" office:value="1.22996108787188E+095" calcext:value-type="float">
            <text:p>1.23E+95</text:p>
          </table:table-cell>
          <table:table-cell table:formula="of:=[.E69]/SUM([.$E$2:.$E$102])" office:value-type="percentage" office:value="0.0731513978220461" calcext:value-type="percentage">
            <text:p>7.32%</text:p>
          </table:table-cell>
          <table:table-cell office:value-type="string" calcext:value-type="string">
            <text:p>Most Probabl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00-[.A70]" office:value-type="float" office:value="32" calcext:value-type="float">
            <text:p>32</text:p>
          </table:table-cell>
          <table:table-cell table:formula="of:=COMBIN([.A70]+200-1; [.A70])" office:value-type="float" office:value="3.49981170466653E+064" calcext:value-type="float">
            <text:p>3.50E+64</text:p>
          </table:table-cell>
          <table:table-cell table:formula="of:=COMBIN([.B70]+100-1; [.B70])" office:value-type="float" office:value="3.44976133270504E+030" calcext:value-type="float">
            <text:p>3.45E+30</text:p>
          </table:table-cell>
          <table:table-cell table:formula="of:=[.D70]*[.C70]" office:value-type="float" office:value="1.20735150905071E+095" calcext:value-type="float">
            <text:p>1.21E+95</text:p>
          </table:table-cell>
          <table:table-cell table:formula="of:=[.E70]/SUM([.$E$2:.$E$102])" office:value-type="percentage" office:value="0.0718067030091408" calcext:value-type="percentage">
            <text:p>7.18%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00-[.A71]" office:value-type="float" office:value="31" calcext:value-type="float">
            <text:p>31</text:p>
          </table:table-cell>
          <table:table-cell table:formula="of:=COMBIN([.A71]+200-1; [.A71])" office:value-type="float" office:value="1.35934715485599E+065" calcext:value-type="float">
            <text:p>1.36E+65</text:p>
          </table:table-cell>
          <table:table-cell table:formula="of:=COMBIN([.B71]+100-1; [.B71])" office:value-type="float" office:value="8.42689791195124E+029" calcext:value-type="float">
            <text:p>8.43E+29</text:p>
          </table:table-cell>
          <table:table-cell table:formula="of:=[.D71]*[.C71]" office:value-type="float" office:value="1.14550797008728E+095" calcext:value-type="float">
            <text:p>1.15E+95</text:p>
          </table:table-cell>
          <table:table-cell table:formula="of:=[.E71]/SUM([.$E$2:.$E$102])" office:value-type="percentage" office:value="0.0681285855743325" calcext:value-type="percentage">
            <text:p>6.81%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00-[.A72]" office:value-type="float" office:value="30" calcext:value-type="float">
            <text:p>30</text:p>
          </table:table-cell>
          <table:table-cell table:formula="of:=COMBIN([.A72]+200-1; [.A72])" office:value-type="float" office:value="5.22377692366086E+065" calcext:value-type="float">
            <text:p>5.22E+65</text:p>
          </table:table-cell>
          <table:table-cell table:formula="of:=COMBIN([.B72]+100-1; [.B72])" office:value-type="float" office:value="2.00949104054222E+029" calcext:value-type="float">
            <text:p>2.01E+29</text:p>
          </table:table-cell>
          <table:table-cell table:formula="of:=[.D72]*[.C72]" office:value-type="float" office:value="1.04971329258877E+095" calcext:value-type="float">
            <text:p>1.05E+95</text:p>
          </table:table-cell>
          <table:table-cell table:formula="of:=[.E72]/SUM([.$E$2:.$E$102])" office:value-type="percentage" office:value="0.062431239022457" calcext:value-type="percentage">
            <text:p>6.24%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00-[.A73]" office:value-type="float" office:value="29" calcext:value-type="float">
            <text:p>29</text:p>
          </table:table-cell>
          <table:table-cell table:formula="of:=COMBIN([.A73]+200-1; [.A73])" office:value-type="float" office:value="1.9865067174485E+066" calcext:value-type="float">
            <text:p>1.99E+66</text:p>
          </table:table-cell>
          <table:table-cell table:formula="of:=COMBIN([.B73]+100-1; [.B73])" office:value-type="float" office:value="4.67323497800516E+028" calcext:value-type="float">
            <text:p>4.67E+28</text:p>
          </table:table-cell>
          <table:table-cell table:formula="of:=[.D73]*[.C73]" office:value-type="float" office:value="9.28341267602252E+094" calcext:value-type="float">
            <text:p>9.28E+94</text:p>
          </table:table-cell>
          <table:table-cell table:formula="of:=[.E73]/SUM([.$E$2:.$E$102])" office:value-type="percentage" office:value="0.0552126909140628" calcext:value-type="percentage">
            <text:p>5.52%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00-[.A74]" office:value-type="float" office:value="28" calcext:value-type="float">
            <text:p>28</text:p>
          </table:table-cell>
          <table:table-cell table:formula="of:=COMBIN([.A74]+200-1; [.A74])" office:value-type="float" office:value="7.47699056150753E+066" calcext:value-type="float">
            <text:p>7.48E+66</text:p>
          </table:table-cell>
          <table:table-cell table:formula="of:=COMBIN([.B74]+100-1; [.B74])" office:value-type="float" office:value="1.05877979970429E+028" calcext:value-type="float">
            <text:p>1.06E+28</text:p>
          </table:table-cell>
          <table:table-cell table:formula="of:=[.D74]*[.C74]" office:value-type="float" office:value="7.91648656910384E+094" calcext:value-type="float">
            <text:p>7.92E+94</text:p>
          </table:table-cell>
          <table:table-cell table:formula="of:=[.E74]/SUM([.$E$2:.$E$102])" office:value-type="percentage" office:value="0.0470829576707487" calcext:value-type="percentage">
            <text:p>4.71%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00-[.A75]" office:value-type="float" office:value="27" calcext:value-type="float">
            <text:p>27</text:p>
          </table:table-cell>
          <table:table-cell table:formula="of:=COMBIN([.A75]+200-1; [.A75])" office:value-type="float" office:value="2.78594716812336E+067" calcext:value-type="float">
            <text:p>2.79E+67</text:p>
          </table:table-cell>
          <table:table-cell table:formula="of:=COMBIN([.B75]+100-1; [.B75])" office:value-type="float" office:value="2.33431766863939E+027" calcext:value-type="float">
            <text:p>2.33E+27</text:p>
          </table:table-cell>
          <table:table-cell table:formula="of:=[.D75]*[.C75]" office:value-type="float" office:value="6.50328569844622E+094" calcext:value-type="float">
            <text:p>6.50E+94</text:p>
          </table:table-cell>
          <table:table-cell table:formula="of:=[.E75]/SUM([.$E$2:.$E$102])" office:value-type="percentage" office:value="0.0386780072937571" calcext:value-type="percentage">
            <text:p>3.87%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00-[.A76]" office:value-type="float" office:value="26" calcext:value-type="float">
            <text:p>26</text:p>
          </table:table-cell>
          <table:table-cell table:formula="of:=COMBIN([.A76]+200-1; [.A76])" office:value-type="float" office:value="1.02778861742929E+068" calcext:value-type="float">
            <text:p>1.03E+68</text:p>
          </table:table-cell>
          <table:table-cell table:formula="of:=COMBIN([.B76]+100-1; [.B76])" office:value-type="float" office:value="5.00210928994155E+026" calcext:value-type="float">
            <text:p>5.00E+26</text:p>
          </table:table-cell>
          <table:table-cell table:formula="of:=[.D76]*[.C76]" office:value-type="float" office:value="5.14111099133924E+094" calcext:value-type="float">
            <text:p>5.14E+94</text:p>
          </table:table-cell>
          <table:table-cell table:formula="of:=[.E76]/SUM([.$E$2:.$E$102])" office:value-type="percentage" office:value="0.0305765327930377" calcext:value-type="percentage">
            <text:p>3.06%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00-[.A77]" office:value-type="float" office:value="25" calcext:value-type="float">
            <text:p>25</text:p>
          </table:table-cell>
          <table:table-cell table:formula="of:=COMBIN([.A77]+200-1; [.A77])" office:value-type="float" office:value="3.75485441567501E+068" calcext:value-type="float">
            <text:p>3.75E+68</text:p>
          </table:table-cell>
          <table:table-cell table:formula="of:=COMBIN([.B77]+100-1; [.B77])" office:value-type="float" office:value="1.04043873230784E+026" calcext:value-type="float">
            <text:p>1.04E+26</text:p>
          </table:table-cell>
          <table:table-cell table:formula="of:=[.D77]*[.C77]" office:value-type="float" office:value="3.90669596824541E+094" calcext:value-type="float">
            <text:p>3.91E+94</text:p>
          </table:table-cell>
          <table:table-cell table:formula="of:=[.E77]/SUM([.$E$2:.$E$102])" office:value-type="percentage" office:value="0.0232349034258774" calcext:value-type="percentage">
            <text:p>2.32%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00-[.A78]" office:value-type="float" office:value="24" calcext:value-type="float">
            <text:p>24</text:p>
          </table:table-cell>
          <table:table-cell table:formula="of:=COMBIN([.A78]+200-1; [.A78])" office:value-type="float" office:value="1.35866442672451E+069" calcext:value-type="float">
            <text:p>1.36E+69</text:p>
          </table:table-cell>
          <table:table-cell table:formula="of:=COMBIN([.B78]+100-1; [.B78])" office:value-type="float" office:value="2.09765873449162E+025" calcext:value-type="float">
            <text:p>2.10E+25</text:p>
          </table:table-cell>
          <table:table-cell table:formula="of:=[.D78]*[.C78]" office:value-type="float" office:value="2.85001430196172E+094" calcext:value-type="float">
            <text:p>2.85E+94</text:p>
          </table:table-cell>
          <table:table-cell table:formula="of:=[.E78]/SUM([.$E$2:.$E$102])" office:value-type="percentage" office:value="0.0169503354258178" calcext:value-type="percentage">
            <text:p>1.70%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00-[.A79]" office:value-type="float" office:value="23" calcext:value-type="float">
            <text:p>23</text:p>
          </table:table-cell>
          <table:table-cell table:formula="of:=COMBIN([.A79]+200-1; [.A79])" office:value-type="float" office:value="4.8700179451424E+069" calcext:value-type="float">
            <text:p>4.87E+69</text:p>
          </table:table-cell>
          <table:table-cell table:formula="of:=COMBIN([.B79]+100-1; [.B79])" office:value-type="float" office:value="4.09299265266657E+024" calcext:value-type="float">
            <text:p>4.09E+24</text:p>
          </table:table-cell>
          <table:table-cell table:formula="of:=[.D79]*[.C79]" office:value-type="float" office:value="1.99329476678222E+094" calcext:value-type="float">
            <text:p>1.99E+94</text:p>
          </table:table-cell>
          <table:table-cell table:formula="of:=[.E79]/SUM([.$E$2:.$E$102])" office:value-type="percentage" office:value="0.0118550334558776" calcext:value-type="percentage">
            <text:p>1.19%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00-[.A80]" office:value-type="float" office:value="22" calcext:value-type="float">
            <text:p>22</text:p>
          </table:table-cell>
          <table:table-cell table:formula="of:=COMBIN([.A80]+200-1; [.A80])" office:value-type="float" office:value="1.72948073180057E+070" calcext:value-type="float">
            <text:p>1.73E+70</text:p>
          </table:table-cell>
          <table:table-cell table:formula="of:=COMBIN([.B80]+100-1; [.B80])" office:value-type="float" office:value="7.7162976238796E+023" calcext:value-type="float">
            <text:p>7.72E+23</text:p>
          </table:table-cell>
          <table:table-cell table:formula="of:=[.D80]*[.C80]" office:value-type="float" office:value="1.33451880613383E+094" calcext:value-type="float">
            <text:p>1.33E+94</text:p>
          </table:table-cell>
          <table:table-cell table:formula="of:=[.E80]/SUM([.$E$2:.$E$102])" office:value-type="percentage" office:value="0.00793699223911271" calcext:value-type="percentage">
            <text:p>0.79%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00-[.A81]" office:value-type="float" office:value="21" calcext:value-type="float">
            <text:p>21</text:p>
          </table:table-cell>
          <table:table-cell table:formula="of:=COMBIN([.A81]+200-1; [.A81])" office:value-type="float" office:value="6.08602080304505E+070" calcext:value-type="float">
            <text:p>6.09E+70</text:p>
          </table:table-cell>
          <table:table-cell table:formula="of:=COMBIN([.B81]+100-1; [.B81])" office:value-type="float" office:value="1.40296320434174E+023" calcext:value-type="float">
            <text:p>1.40E+23</text:p>
          </table:table-cell>
          <table:table-cell table:formula="of:=[.D81]*[.C81]" office:value-type="float" office:value="8.5384632475306E+093" calcext:value-type="float">
            <text:p>8.54E+93</text:p>
          </table:table-cell>
          <table:table-cell table:formula="of:=[.E81]/SUM([.$E$2:.$E$102])" office:value-type="percentage" office:value="0.00507821367657844" calcext:value-type="percentage">
            <text:p>0.51%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00-[.A82]" office:value-type="float" office:value="20" calcext:value-type="float">
            <text:p>20</text:p>
          </table:table-cell>
          <table:table-cell table:formula="of:=COMBIN([.A82]+200-1; [.A82])" office:value-type="float" office:value="2.12249975506196E+071" calcext:value-type="float">
            <text:p>2.12E+71</text:p>
          </table:table-cell>
          <table:table-cell table:formula="of:=COMBIN([.B82]+100-1; [.B82])" office:value-type="float" office:value="2.45518560759805E+022" calcext:value-type="float">
            <text:p>2.46E+22</text:p>
          </table:table-cell>
          <table:table-cell table:formula="of:=[.D82]*[.C82]" office:value-type="float" office:value="5.21113085075851E+093" calcext:value-type="float">
            <text:p>5.21E+93</text:p>
          </table:table-cell>
          <table:table-cell table:formula="of:=[.E82]/SUM([.$E$2:.$E$102])" office:value-type="percentage" office:value="0.00309929728448678" calcext:value-type="percentage">
            <text:p>0.31%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00-[.A83]" office:value-type="float" office:value="19" calcext:value-type="float">
            <text:p>19</text:p>
          </table:table-cell>
          <table:table-cell table:formula="of:=COMBIN([.A83]+200-1; [.A83])" office:value-type="float" office:value="7.33703619033764E+071" calcext:value-type="float">
            <text:p>7.34E+71</text:p>
          </table:table-cell>
          <table:table-cell table:formula="of:=COMBIN([.B83]+100-1; [.B83])" office:value-type="float" office:value="4.12636236571101E+021" calcext:value-type="float">
            <text:p>4.13E+21</text:p>
          </table:table-cell>
          <table:table-cell table:formula="of:=[.D83]*[.C83]" office:value-type="float" office:value="3.02752700116689E+093" calcext:value-type="float">
            <text:p>3.03E+93</text:p>
          </table:table-cell>
          <table:table-cell table:formula="of:=[.E83]/SUM([.$E$2:.$E$102])" office:value-type="percentage" office:value="0.00180060844414628" calcext:value-type="percentage">
            <text:p>0.18%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00-[.A84]" office:value-type="float" office:value="18" calcext:value-type="float">
            <text:p>18</text:p>
          </table:table-cell>
          <table:table-cell table:formula="of:=COMBIN([.A84]+200-1; [.A84])" office:value-type="float" office:value="2.51427703595717E+072" calcext:value-type="float">
            <text:p>2.51E+72</text:p>
          </table:table-cell>
          <table:table-cell table:formula="of:=COMBIN([.B84]+100-1; [.B84])" office:value-type="float" office:value="6.64414279224654E+020" calcext:value-type="float">
            <text:p>6.64E+20</text:p>
          </table:table-cell>
          <table:table-cell table:formula="of:=[.D84]*[.C84]" office:value-type="float" office:value="1.67052156461658E+093" calcext:value-type="float">
            <text:p>1.67E+93</text:p>
          </table:table-cell>
          <table:table-cell table:formula="of:=[.E84]/SUM([.$E$2:.$E$102])" office:value-type="percentage" office:value="0.000993535395131973" calcext:value-type="percentage">
            <text:p>0.10%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00-[.A85]" office:value-type="float" office:value="17" calcext:value-type="float">
            <text:p>17</text:p>
          </table:table-cell>
          <table:table-cell table:formula="of:=COMBIN([.A85]+200-1; [.A85])" office:value-type="float" office:value="8.54248342337254E+072" calcext:value-type="float">
            <text:p>8.54E+72</text:p>
          </table:table-cell>
          <table:table-cell table:formula="of:=COMBIN([.B85]+100-1; [.B85])" office:value-type="float" office:value="1.02217581419178E+020" calcext:value-type="float">
            <text:p>1.02E+20</text:p>
          </table:table-cell>
          <table:table-cell table:formula="of:=[.D85]*[.C85]" office:value-type="float" office:value="8.73191994850558E+092" calcext:value-type="float">
            <text:p>8.73E+92</text:p>
          </table:table-cell>
          <table:table-cell table:formula="of:=[.E85]/SUM([.$E$2:.$E$102])" office:value-type="percentage" office:value="0.000519327120347018" calcext:value-type="percentage">
            <text:p>0.05%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00-[.A86]" office:value-type="float" office:value="16" calcext:value-type="float">
            <text:p>16</text:p>
          </table:table-cell>
          <table:table-cell table:formula="of:=COMBIN([.A86]+200-1; [.A86])" office:value-type="float" office:value="2.8780033438267E+073" calcext:value-type="float">
            <text:p>2.88E+73</text:p>
          </table:table-cell>
          <table:table-cell table:formula="of:=COMBIN([.B86]+100-1; [.B86])" office:value-type="float" office:value="1.49801627941898E+019" calcext:value-type="float">
            <text:p>1.50E+19</text:p>
          </table:table-cell>
          <table:table-cell table:formula="of:=[.D86]*[.C86]" office:value-type="float" office:value="4.31129586127467E+092" calcext:value-type="float">
            <text:p>4.31E+92</text:p>
          </table:table-cell>
          <table:table-cell table:formula="of:=[.E86]/SUM([.$E$2:.$E$102])" office:value-type="percentage" office:value="0.000256412435959514" calcext:value-type="percentage">
            <text:p>0.03%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00-[.A87]" office:value-type="float" office:value="15" calcext:value-type="float">
            <text:p>15</text:p>
          </table:table-cell>
          <table:table-cell table:formula="of:=COMBIN([.A87]+200-1; [.A87])" office:value-type="float" office:value="9.61591705466804E+073" calcext:value-type="float">
            <text:p>9.62E+73</text:p>
          </table:table-cell>
          <table:table-cell table:formula="of:=COMBIN([.B87]+100-1; [.B87])" office:value-type="float" office:value="2.08419656266989E+018" calcext:value-type="float">
            <text:p>2.08E+18</text:p>
          </table:table-cell>
          <table:table-cell table:formula="of:=[.D87]*[.C87]" office:value-type="float" office:value="2.00414612722579E+092" calcext:value-type="float">
            <text:p>2.00E+92</text:p>
          </table:table-cell>
          <table:table-cell table:formula="of:=[.E87]/SUM([.$E$2:.$E$102])" office:value-type="percentage" office:value="0.000119195714475707" calcext:value-type="percentage">
            <text:p>0.01%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00-[.A88]" office:value-type="float" office:value="14" calcext:value-type="float">
            <text:p>14</text:p>
          </table:table-cell>
          <table:table-cell table:formula="of:=COMBIN([.A88]+200-1; [.A88])" office:value-type="float" office:value="3.18667018672139E+074" calcext:value-type="float">
            <text:p>3.19E+74</text:p>
          </table:table-cell>
          <table:table-cell table:formula="of:=COMBIN([.B88]+100-1; [.B88])" office:value-type="float" office:value="2.74236389824985E+017" calcext:value-type="float">
            <text:p>2.74E+17</text:p>
          </table:table-cell>
          <table:table-cell table:formula="of:=[.D88]*[.C88]" office:value-type="float" office:value="8.73900927569385E+091" calcext:value-type="float">
            <text:p>8.74E+91</text:p>
          </table:table-cell>
          <table:table-cell table:formula="of:=[.E88]/SUM([.$E$2:.$E$102])" office:value-type="percentage" office:value="0.0000519748754981279" calcext:value-type="percentage">
            <text:p>0.01%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00-[.A89]" office:value-type="float" office:value="13" calcext:value-type="float">
            <text:p>13</text:p>
          </table:table-cell>
          <table:table-cell table:formula="of:=COMBIN([.A89]+200-1; [.A89])" office:value-type="float" office:value="1.04757203839347E+075" calcext:value-type="float">
            <text:p>1.05E+75</text:p>
          </table:table-cell>
          <table:table-cell table:formula="of:=COMBIN([.B89]+100-1; [.B89])" office:value-type="float" office:value="3.39761898898212E+016" calcext:value-type="float">
            <text:p>3.40E+16</text:p>
          </table:table-cell>
          <table:table-cell table:formula="of:=[.D89]*[.C89]" office:value-type="float" office:value="3.55925064997235E+091" calcext:value-type="float">
            <text:p>3.56E+91</text:p>
          </table:table-cell>
          <table:table-cell table:formula="of:=[.E89]/SUM([.$E$2:.$E$102])" office:value-type="percentage" office:value="0.0000211684875897166" calcext:value-type="percentage">
            <text:p>0.00%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00-[.A90]" office:value-type="float" office:value="12" calcext:value-type="float">
            <text:p>12</text:p>
          </table:table-cell>
          <table:table-cell table:formula="of:=COMBIN([.A90]+200-1; [.A90])" office:value-type="float" office:value="3.41651335248778E+075" calcext:value-type="float">
            <text:p>3.42E+75</text:p>
          </table:table-cell>
          <table:table-cell table:formula="of:=COMBIN([.B90]+100-1; [.B90])" office:value-type="float" office:value="3943664897925675" calcext:value-type="float">
            <text:p>3.94E+15</text:p>
          </table:table-cell>
          <table:table-cell table:formula="of:=[.D90]*[.C90]" office:value-type="float" office:value="1.34735837815004E+091" calcext:value-type="float">
            <text:p>1.35E+91</text:p>
          </table:table-cell>
          <table:table-cell table:formula="of:=[.E90]/SUM([.$E$2:.$E$102])" office:value-type="percentage" office:value="0.00000801335503218676" calcext:value-type="percentage">
            <text:p>0.00%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00-[.A91]" office:value-type="float" office:value="11" calcext:value-type="float">
            <text:p>11</text:p>
          </table:table-cell>
          <table:table-cell table:formula="of:=COMBIN([.A91]+200-1; [.A91])" office:value-type="float" office:value="1.10556836574886E+076" calcext:value-type="float">
            <text:p>1.11E+76</text:p>
          </table:table-cell>
          <table:table-cell table:formula="of:=COMBIN([.B91]+100-1; [.B91])" office:value-type="float" office:value="426342151127100" calcext:value-type="float">
            <text:p>4.26E+14</text:p>
          </table:table-cell>
          <table:table-cell table:formula="of:=[.D91]*[.C91]" office:value-type="float" office:value="4.7135039527144E+090" calcext:value-type="float">
            <text:p>4.71E+90</text:p>
          </table:table-cell>
          <table:table-cell table:formula="of:=[.E91]/SUM([.$E$2:.$E$102])" office:value-type="percentage" office:value="0.00000280333586306685" calcext:value-type="percentage">
            <text:p>0.00%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00-[.A92]" office:value-type="float" office:value="10" calcext:value-type="float">
            <text:p>10</text:p>
          </table:table-cell>
          <table:table-cell table:formula="of:=COMBIN([.A92]+200-1; [.A92])" office:value-type="float" office:value="3.55010286334911E+076" calcext:value-type="float">
            <text:p>3.55E+76</text:p>
          </table:table-cell>
          <table:table-cell table:formula="of:=COMBIN([.B92]+100-1; [.B92])" office:value-type="float" office:value="42634215112710" calcext:value-type="float">
            <text:p>4.26E+13</text:p>
          </table:table-cell>
          <table:table-cell table:formula="of:=[.D92]*[.C92]" office:value-type="float" office:value="1.51355849148274E+090" calcext:value-type="float">
            <text:p>1.51E+90</text:p>
          </table:table-cell>
          <table:table-cell table:formula="of:=[.E92]/SUM([.$E$2:.$E$102])" office:value-type="percentage" office:value="0.000000900182293807023" calcext:value-type="percentage">
            <text:p>0.00%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00-[.A93]" office:value-type="float" office:value="9" calcext:value-type="float">
            <text:p>9</text:p>
          </table:table-cell>
          <table:table-cell table:formula="of:=COMBIN([.A93]+200-1; [.A93])" office:value-type="float" office:value="1.13135146194642E+077" calcext:value-type="float">
            <text:p>1.13E+77</text:p>
          </table:table-cell>
          <table:table-cell table:formula="of:=COMBIN([.B93]+100-1; [.B93])" office:value-type="float" office:value="3911395881900" calcext:value-type="float">
            <text:p>3.91E+12</text:p>
          </table:table-cell>
          <table:table-cell table:formula="of:=[.D93]*[.C93]" office:value-type="float" office:value="4.42516344923876E+089" calcext:value-type="float">
            <text:p>4.43E+89</text:p>
          </table:table-cell>
          <table:table-cell table:formula="of:=[.E93]/SUM([.$E$2:.$E$102])" office:value-type="percentage" office:value="0.000000263184660957795" calcext:value-type="percentage">
            <text:p>0.00%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00-[.A94]" office:value-type="float" office:value="8" calcext:value-type="float">
            <text:p>8</text:p>
          </table:table-cell>
          <table:table-cell table:formula="of:=COMBIN([.A94]+200-1; [.A94])" office:value-type="float" office:value="3.57851386333052E+077" calcext:value-type="float">
            <text:p>3.58E+77</text:p>
          </table:table-cell>
          <table:table-cell table:formula="of:=COMBIN([.B94]+100-1; [.B94])" office:value-type="float" office:value="325949656825" calcext:value-type="float">
            <text:p>3.26E+11</text:p>
          </table:table-cell>
          <table:table-cell table:formula="of:=[.D94]*[.C94]" office:value-type="float" office:value="1.16641536569609E+089" calcext:value-type="float">
            <text:p>1.17E+89</text:p>
          </table:table-cell>
          <table:table-cell table:formula="of:=[.E94]/SUM([.$E$2:.$E$102])" office:value-type="percentage" office:value="0.0000000693720437850709" calcext:value-type="percentage">
            <text:p>0.00%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00-[.A95]" office:value-type="float" office:value="7" calcext:value-type="float">
            <text:p>7</text:p>
          </table:table-cell>
          <table:table-cell table:formula="of:=COMBIN([.A95]+200-1; [.A95])" office:value-type="float" office:value="1.1235763957984E+078" calcext:value-type="float">
            <text:p>1.12E+78</text:p>
          </table:table-cell>
          <table:table-cell table:formula="of:=COMBIN([.B95]+100-1; [.B95])" office:value-type="float" office:value="24370067800" calcext:value-type="float">
            <text:p>2.44E+10</text:p>
          </table:table-cell>
          <table:table-cell table:formula="of:=[.D95]*[.C95]" office:value-type="float" office:value="2.73816329440866E+088" calcext:value-type="float">
            <text:p>2.74E+88</text:p>
          </table:table-cell>
          <table:table-cell table:formula="of:=[.E95]/SUM([.$E$2:.$E$102])" office:value-type="percentage" office:value="0.0000000162851064497966" calcext:value-type="percentage">
            <text:p>0.00%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00-[.A96]" office:value-type="float" office:value="6" calcext:value-type="float">
            <text:p>6</text:p>
          </table:table-cell>
          <table:table-cell table:formula="of:=COMBIN([.A96]+200-1; [.A96])" office:value-type="float" office:value="3.50221153158437E+078" calcext:value-type="float">
            <text:p>3.50E+78</text:p>
          </table:table-cell>
          <table:table-cell table:formula="of:=COMBIN([.B96]+100-1; [.B96])" office:value-type="float" office:value="1609344100" calcext:value-type="float">
            <text:p>1.61E+09</text:p>
          </table:table-cell>
          <table:table-cell table:formula="of:=[.D96]*[.C96]" office:value-type="float" office:value="5.63626346530727E+087" calcext:value-type="float">
            <text:p>5.64E+87</text:p>
          </table:table-cell>
          <table:table-cell table:formula="of:=[.E96]/SUM([.$E$2:.$E$102])" office:value-type="percentage" office:value="0.00000000335214304782545" calcext:value-type="percentage">
            <text:p>0.00%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00-[.A97]" office:value-type="float" office:value="5" calcext:value-type="float">
            <text:p>5</text:p>
          </table:table-cell>
          <table:table-cell table:formula="of:=COMBIN([.A97]+200-1; [.A97])" office:value-type="float" office:value="1.08384230556401E+079" calcext:value-type="float">
            <text:p>1.08E+79</text:p>
          </table:table-cell>
          <table:table-cell table:formula="of:=COMBIN([.B97]+100-1; [.B97])" office:value-type="float" office:value="91962520" calcext:value-type="float">
            <text:p>9.20E+07</text:p>
          </table:table-cell>
          <table:table-cell table:formula="of:=[.D97]*[.C97]" office:value-type="float" office:value="9.96728697022759E+086" calcext:value-type="float">
            <text:p>9.97E+86</text:p>
          </table:table-cell>
          <table:table-cell table:formula="of:=[.E97]/SUM([.$E$2:.$E$102])" office:value-type="percentage" office:value="0.00000000059280003372071" calcext:value-type="percentage">
            <text:p>0.00%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00-[.A98]" office:value-type="float" office:value="4" calcext:value-type="float">
            <text:p>4</text:p>
          </table:table-cell>
          <table:table-cell table:formula="of:=COMBIN([.A98]+200-1; [.A98])" office:value-type="float" office:value="3.33055708480606E+079" calcext:value-type="float">
            <text:p>3.33E+79</text:p>
          </table:table-cell>
          <table:table-cell table:formula="of:=COMBIN([.B98]+100-1; [.B98])" office:value-type="float" office:value="4421275" calcext:value-type="float">
            <text:p>4.42E+06</text:p>
          </table:table-cell>
          <table:table-cell table:formula="of:=[.D98]*[.C98]" office:value-type="float" office:value="1.47253087751259E+086" calcext:value-type="float">
            <text:p>1.47E+86</text:p>
          </table:table-cell>
          <table:table-cell table:formula="of:=[.E98]/SUM([.$E$2:.$E$102])" office:value-type="percentage" office:value="0.0000000000875781299817756" calcext:value-type="percentage">
            <text:p>0.00%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00-[.A99]" office:value-type="float" office:value="3" calcext:value-type="float">
            <text:p>3</text:p>
          </table:table-cell>
          <table:table-cell table:formula="of:=COMBIN([.A99]+200-1; [.A99])" office:value-type="float" office:value="1.01633494546659E+080" calcext:value-type="float">
            <text:p>1.02E+80</text:p>
          </table:table-cell>
          <table:table-cell table:formula="of:=COMBIN([.B99]+100-1; [.B99])" office:value-type="float" office:value="171700" calcext:value-type="float">
            <text:p>1.72E+05</text:p>
          </table:table-cell>
          <table:table-cell table:formula="of:=[.D99]*[.C99]" office:value-type="float" office:value="1.74504710136614E+085" calcext:value-type="float">
            <text:p>1.75E+85</text:p>
          </table:table-cell>
          <table:table-cell table:formula="of:=[.E99]/SUM([.$E$2:.$E$102])" office:value-type="percentage" office:value="0.0000000000103785913220321" calcext:value-type="percentage">
            <text:p>0.00%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00-[.A100]" office:value-type="float" office:value="2" calcext:value-type="float">
            <text:p>2</text:p>
          </table:table-cell>
          <table:table-cell table:formula="of:=COMBIN([.A100]+200-1; [.A100])" office:value-type="float" office:value="3.08011713064875E+080" calcext:value-type="float">
            <text:p>3.08E+80</text:p>
          </table:table-cell>
          <table:table-cell table:formula="of:=COMBIN([.B100]+100-1; [.B100])" office:value-type="float" office:value="5050" calcext:value-type="float">
            <text:p>5.05E+03</text:p>
          </table:table-cell>
          <table:table-cell table:formula="of:=[.D100]*[.C100]" office:value-type="float" office:value="1.55545915097762E+084" calcext:value-type="float">
            <text:p>1.56E+84</text:p>
          </table:table-cell>
          <table:table-cell table:formula="of:=[.E100]/SUM([.$E$2:.$E$102])" office:value-type="percentage" office:value="0.000000000000925102527804178" calcext:value-type="percentage">
            <text:p>0.00%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00-[.A101]" office:value-type="float" office:value="1" calcext:value-type="float">
            <text:p>1</text:p>
          </table:table-cell>
          <table:table-cell table:formula="of:=COMBIN([.A101]+200-1; [.A101])" office:value-type="float" office:value="9.27146368619523E+080" calcext:value-type="float">
            <text:p>9.27E+80</text:p>
          </table:table-cell>
          <table:table-cell table:formula="of:=COMBIN([.B101]+100-1; [.B101])" office:value-type="float" office:value="100" calcext:value-type="float">
            <text:p>1.00E+02</text:p>
          </table:table-cell>
          <table:table-cell table:formula="of:=[.D101]*[.C101]" office:value-type="float" office:value="9.27146368619523E+082" calcext:value-type="float">
            <text:p>9.27E+82</text:p>
          </table:table-cell>
          <table:table-cell table:formula="of:=[.E101]/SUM([.$E$2:.$E$102])" office:value-type="percentage" office:value="0.000000000000055141624819611" calcext:value-type="percentage">
            <text:p>0.00%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-[.A102]" office:value-type="float" office:value="0" calcext:value-type="float">
            <text:p>0</text:p>
          </table:table-cell>
          <table:table-cell table:formula="of:=COMBIN([.A102]+200-1; [.A102])" office:value-type="float" office:value="2.77216764217237E+081" calcext:value-type="float">
            <text:p>2.77E+81</text:p>
          </table:table-cell>
          <table:table-cell table:formula="of:=COMBIN([.B102]+100-1; [.B102])" office:value-type="float" office:value="1" calcext:value-type="float">
            <text:p>1.00E+00</text:p>
          </table:table-cell>
          <table:table-cell table:formula="of:=[.D102]*[.C102]" office:value-type="float" office:value="2.77216764217237E+081" calcext:value-type="float">
            <text:p>2.77E+81</text:p>
          </table:table-cell>
          <table:table-cell table:formula="of:=[.E102]/SUM([.$E$2:.$E$102])" office:value-type="percentage" office:value="1.64873458210637E-015" calcext:value-type="percentage">
            <text:p>0.00%</text:p>
          </table:table-cell>
          <table:table-cell/>
        </table:table-row>
        <table:table-row table:style-name="ro1" table:number-rows-repeated="10484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2" number:min-decimal-places="2" number:min-integer-digits="1" number:grouping="true"/>
      <number:text>%</number:text>
    </number:percentage-style>
    <number:percentage-style style:name="N130">
      <number:number number:decimal-places="3" number:min-decimal-places="3" number:min-integer-digits="1" number:grouping="true"/>
      <number:text>%</number:text>
    </number:percentage-style>
    <number:percentage-style style:name="N131">
      <number:number number:decimal-places="4" number:min-decimal-places="4" number:min-integer-digits="1" number:grouping="true"/>
      <number:text>%</number:text>
    </number:percentage-style>
    <number:percentage-style style:name="N132">
      <number:number number:decimal-places="5" number:min-decimal-places="5" number:min-integer-digits="1" number:grouping="true"/>
      <number:text>%</number:text>
    </number:percentage-style>
    <number:percentage-style style:name="N133">
      <number:number number:decimal-places="3" number:min-decimal-places="3" number:min-integer-digits="1"/>
      <number:text>%</number:text>
    </number:percentage-style>
    <number:percentage-style style:name="N134">
      <number:number number:decimal-places="4" number:min-decimal-places="4" number:min-integer-digits="1"/>
      <number:text>%</number:text>
    </number:percentage-style>
    <number:percentage-style style:name="N135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20:30:41.3971480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3:07:50.025426932</meta:creation-date>
    <dc:date>2025-02-05T20:39:09.437362436</dc:date>
    <meta:editing-duration>PT9M31S</meta:editing-duration>
    <meta:editing-cycles>2</meta:editing-cycles>
    <meta:generator>LibreOffice/24.8.4.2$Linux_X86_64 LibreOffice_project/3e97788786b20d724e2ed0ea7a111abce73cab63</meta:generator>
    <meta:document-statistic meta:table-count="1" meta:cell-count="6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4cm" svg:y="4.201cm" style:legend-expansion="high" chart:style-name="ch2"/>
        <chart:plot-area chart:style-name="ch3" table:cell-range-address="Sheet1.A1:Sheet1.A102 Sheet1.F1:Sheet1.F102" chart:data-source-has-labels="both" svg:x="0.32cm" svg:y="0.18cm" svg:width="13.404cm" svg:height="8.64cm">
          <chart:coordinate-region svg:x="1.546cm" svg:y="0.379cm" svg:width="12.158cm" svg:height="7.478cm"/>
          <chart:axis chart:dimension="x" chart:name="primary-x" chart:style-name="ch4" chartooo:axis-type="auto">
            <chartooo:date-scale/>
            <chart:categories table:cell-range-address="Sheet1.A1:Sheet1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1:Sheet1.F102" chart:label-cell-address="Sheet1.A1:Sheet1.A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_A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_A</text:p>
                <draw:g>
                  <svg:desc>Sheet1.A1:Sheet1.A102</svg:desc>
                </draw:g>
              </table:table-cell>
              <table:table-cell office:value-type="float" office:value="NaN">
                <text:p>NaN</text:p>
                <draw:g>
                  <svg:desc>Sheet1.F1:Sheet1.F10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69266665552184E-038">
                <text:p>2.69266665552184E-03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70619764374054E-036">
                <text:p>2.70619764374054E-0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35986431597962E-034">
                <text:p>1.35986431597962E-0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5497021981938E-033">
                <text:p>4.55497021981938E-0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4402957395999E-031">
                <text:p>1.14402957395999E-0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29791540271103E-030">
                <text:p>2.29791540271103E-03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84466516046368E-029">
                <text:p>3.84466516046368E-0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51059187026045E-028">
                <text:p>5.51059187026045E-0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90653672489479E-027">
                <text:p>6.90653672489479E-0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68839364558387E-026">
                <text:p>7.68839364558387E-0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69608203922946E-025">
                <text:p>7.69608203922946E-0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99643821748132E-024">
                <text:p>6.99643821748132E-0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82385253927667E-023">
                <text:p>5.82385253927667E-02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46934565910101E-022">
                <text:p>4.46934565910101E-0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18054702030725E-021">
                <text:p>3.18054702030725E-0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10936170672918E-020">
                <text:p>2.10936170672918E-02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30939487739388E-019">
                <text:p>1.30939487739388E-01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63666366294905E-019">
                <text:p>7.63666366294905E-0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19853324888203E-018">
                <text:p>4.19853324888203E-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18240710546715E-017">
                <text:p>2.18240710546715E-0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7538110121894E-016">
                <text:p>1.07538110121894E-0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03503787748159E-016">
                <text:p>5.03503787748159E-0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24480914971785E-015">
                <text:p>2.24480914971785E-0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.54829654544688E-015">
                <text:p>9.54829654544688E-01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0000000388148200714651">
                <text:p>0.000000000000038814820071465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000000151036227862085">
                <text:p>0.0000000000001510362278620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00000563381154989541">
                <text:p>0.0000000000005633811549895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00000201712404967782">
                <text:p>0.000000000002017124049677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00000694056532957042">
                <text:p>0.0000000000069405653295704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0000229756645392676">
                <text:p>0.00000000002297566453926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0000732473195576377">
                <text:p>0.000000000073247319557637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000225096744584456">
                <text:p>0.0000000002250967445844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0000667376676326571">
                <text:p>0.00000000066737667632657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00191045807398439">
                <text:p>0.0000000019104580739843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00528422413057589">
                <text:p>0.0000000052842241305758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0141315251034829">
                <text:p>0.000000014131525103482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0365614915236623">
                <text:p>0.000000036561491523662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091564378705587">
                <text:p>0.00000009156437870558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22208377817627">
                <text:p>0.0000002220837781762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521909257966084">
                <text:p>0.0000005219092579660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118889297998243">
                <text:p>0.0000011888929799824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262617869485304">
                <text:p>0.0000026261786948530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562713002744355">
                <text:p>0.0000056271300274435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116993626226037">
                <text:p>0.000011699362622603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23608372914581">
                <text:p>0.00002360837291458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462487179218401">
                <text:p>0.00004624871792184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879731047426306">
                <text:p>0.000087973104742630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162513520150341">
                <text:p>0.00016251352015034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291593269228087">
                <text:p>0.00029159326922808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508229057976133">
                <text:p>0.0005082290579761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860533440965187">
                <text:p>0.00086053344096518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141553730912815">
                <text:p>0.0014155373091281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226217429378472">
                <text:p>0.0022621742937847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351216278495956">
                <text:p>0.0035121627849595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529720036478363">
                <text:p>0.0052972003647836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776081367550243">
                <text:p>0.0077608136755024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110435685672607">
                <text:p>0.011043568567260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152612877366734">
                <text:p>0.015261287736673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204774758108278">
                <text:p>0.020477475810827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266731491628958">
                <text:p>0.02667314916289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37193060667607">
                <text:p>0.033719306066760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41358743141209">
                <text:p>0.04135874314120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492041428745169">
                <text:p>0.049204142874516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567577854777767">
                <text:p>0.05675778547777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634547346604141">
                <text:p>0.06345473466041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687263587706639">
                <text:p>0.068726358770663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720756419717218">
                <text:p>0.072075641971721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731513978220461">
                <text:p>0.073151397822046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718067030091408">
                <text:p>0.071806703009140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681285855743325">
                <text:p>0.06812858557433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62431239022457">
                <text:p>0.06243123902245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552126909140628">
                <text:p>0.055212690914062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470829576707487">
                <text:p>0.047082957670748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386780072937571">
                <text:p>0.038678007293757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305765327930377">
                <text:p>0.030576532793037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232349034258774">
                <text:p>0.023234903425877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169503354258178">
                <text:p>0.016950335425817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118550334558776">
                <text:p>0.011855033455877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793699223911271">
                <text:p>0.0079369922391127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507821367657844">
                <text:p>0.005078213676578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09929728448678">
                <text:p>0.0030992972844867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180060844414628">
                <text:p>0.0018006084441462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993535395131973">
                <text:p>0.00099353539513197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0519327120347018">
                <text:p>0.00051932712034701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0256412435959514">
                <text:p>0.00025641243595951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119195714475707">
                <text:p>0.00011919571447570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0519748754981279">
                <text:p>0.000051974875498127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00211684875897166">
                <text:p>0.000021168487589716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00801335503218676">
                <text:p>0.0000080133550321867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00280333586306685">
                <text:p>0.000002803335863066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00900182293807023">
                <text:p>0.00000090018229380702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0000263184660957795">
                <text:p>0.00000026318466095779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0000693720437850709">
                <text:p>0.000000069372043785070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00000162851064497966">
                <text:p>0.000000016285106449796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00000335214304782545">
                <text:p>0.0000000033521430478254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000000059280003372071">
                <text:p>0.0000000005928000337207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0000000875781299817756">
                <text:p>0.000000000087578129981775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00000000103785913220321">
                <text:p>0.000000000010378591322032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000000000925102527804178">
                <text:p>0.00000000000092510252780417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0000000000055141624819611">
                <text:p>0.0000000000000551416248196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64873458210637E-015">
                <text:p>1.64873458210637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3e97788786b20d724e2ed0ea7a111abce73cab6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